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341340B145C00E40.png" manifest:media-type="image/png"/>
  <manifest:file-entry manifest:full-path="Pictures/10000201000001E600000213F56F006B04C6825B.png" manifest:media-type="image/png"/>
  <manifest:file-entry manifest:full-path="Pictures/1000000000000160000000C92104C09A1344679B.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118000000C7179F4F62FC3C1D6C.png" manifest:media-type="image/png"/>
  <manifest:file-entry manifest:full-path="Pictures/100000000000032A00000294D36C4F98DFC62468.png" manifest:media-type="image/png"/>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19D000000CAE758C7F46195BED3.png" manifest:media-type="image/png"/>
  <manifest:file-entry manifest:full-path="Pictures/1000000000000165000000CAD4D086B776787D5A.png" manifest:media-type="image/png"/>
  <manifest:file-entry manifest:full-path="Pictures/1000000000000127000001BC677FE338501DEC82.png" manifest:media-type="image/png"/>
  <manifest:file-entry manifest:full-path="Pictures/100000000000020000000194AD7F638663A7392F.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6"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0" style:family="paragraph" style:parent-style-name="Standard">
      <style:text-properties style:font-name="Times1" fo:font-size="10pt" style:font-size-asian="10pt" style:font-size-complex="10pt"/>
    </style:style>
    <style:style style:name="P31"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2"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3"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4" style:family="paragraph" style:parent-style-name="Standard">
      <style:paragraph-properties fo:text-align="start" style:justify-single-word="false"/>
      <style:text-properties style:font-name="Times1" fo:font-size="10pt" style:font-size-asian="10pt" style:font-size-complex="10pt"/>
    </style:style>
    <style:style style:name="P3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4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0" style:family="paragraph" style:parent-style-name="Standard">
      <style:text-properties style:font-name="Times1" fo:font-size="9pt" style:font-size-asian="9pt" style:font-size-complex="9pt"/>
    </style:style>
    <style:style style:name="P51" style:family="paragraph" style:parent-style-name="Standard">
      <style:text-properties fo:font-size="10pt" style:font-size-asian="10pt" style:font-size-complex="10pt"/>
    </style:style>
    <style:style style:name="P52" style:family="paragraph" style:parent-style-name="Standard">
      <style:text-properties fo:font-size="10pt" officeooo:rsid="000b561f" officeooo:paragraph-rsid="00151a28" style:font-size-asian="10pt" style:font-size-complex="10pt"/>
    </style:style>
    <style:style style:name="P53" style:family="paragraph" style:parent-style-name="Standard">
      <style:text-properties fo:font-size="10pt" officeooo:rsid="000ab0e5" officeooo:paragraph-rsid="00151a28" style:font-size-asian="10pt" style:font-size-complex="10pt"/>
    </style:style>
    <style:style style:name="P54" style:family="paragraph" style:parent-style-name="Standard">
      <style:text-properties fo:font-size="10pt" officeooo:paragraph-rsid="00151a28" style:font-size-asian="10pt" style:font-size-complex="10pt"/>
    </style:style>
    <style:style style:name="P55" style:family="paragraph" style:parent-style-name="Standard">
      <style:text-properties fo:font-size="10pt" officeooo:rsid="001ecad5" officeooo:paragraph-rsid="001ecad5" style:font-size-asian="10pt" style:font-size-complex="10pt"/>
    </style:style>
    <style:style style:name="P56"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57" style:family="paragraph" style:parent-style-name="Standard">
      <style:paragraph-properties fo:text-align="start" style:justify-single-word="false"/>
    </style:style>
    <style:style style:name="P58"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5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0" style:family="paragraph" style:parent-style-name="Standard">
      <style:paragraph-properties fo:text-align="start" style:justify-single-word="false"/>
      <style:text-properties fo:font-size="9pt" style:font-size-asian="9pt" style:font-size-complex="9pt"/>
    </style:style>
    <style:style style:name="P61" style:family="paragraph" style:parent-style-name="Standard">
      <style:text-properties style:font-name="Courier 10 Pitch" fo:font-size="6pt" style:font-size-asian="6pt" style:font-size-complex="6pt"/>
    </style:style>
    <style:style style:name="P6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3" style:family="paragraph" style:parent-style-name="Standard">
      <style:text-properties style:font-name="Courier 10 Pitch" fo:font-size="10pt" style:font-size-asian="10pt" style:font-size-complex="10pt"/>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6" style:family="paragraph" style:parent-style-name="Standard">
      <style:text-properties style:font-name="Courier 10 Pitch" fo:font-size="8pt" style:font-size-asian="8pt" style:font-size-complex="8pt"/>
    </style:style>
    <style:style style:name="P6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6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6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7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79" style:family="paragraph" style:parent-style-name="Standard">
      <style:text-properties style:font-name="Verdana" fo:font-size="10pt" style:font-size-asian="10pt" style:font-size-complex="10pt"/>
    </style:style>
    <style:style style:name="P80" style:family="paragraph" style:parent-style-name="Standard">
      <style:text-properties style:font-name="Verdana" fo:font-size="10pt" officeooo:paragraph-rsid="003006d2" style:font-size-asian="10pt" style:font-size-complex="10pt"/>
    </style:style>
    <style:style style:name="P8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5"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6" style:family="paragraph" style:parent-style-name="Standard">
      <style:text-properties officeooo:rsid="001ecad5" officeooo:paragraph-rsid="001ecad5"/>
    </style:style>
    <style:style style:name="P87"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88" style:family="paragraph" style:parent-style-name="Standard">
      <style:text-properties fo:color="#ce181e" fo:font-size="10pt" style:font-size-asian="10pt" style:font-size-complex="10pt"/>
    </style:style>
    <style:style style:name="P89" style:family="paragraph" style:parent-style-name="Standard">
      <style:text-properties fo:color="#ce181e" officeooo:rsid="001ffff4" officeooo:paragraph-rsid="001ffff4"/>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94" style:family="paragraph" style:parent-style-name="Standard">
      <style:text-properties fo:color="#cc0000" fo:font-size="10pt" officeooo:rsid="000b561f" officeooo:paragraph-rsid="00263680" style:font-size-asian="10pt" style:font-size-complex="10pt"/>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98"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9" style:family="paragraph" style:parent-style-name="Standard">
      <style:paragraph-properties fo:break-before="page"/>
    </style:style>
    <style:style style:name="P100"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1"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2"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3" style:family="paragraph" style:parent-style-name="Standard">
      <style:paragraph-properties fo:break-before="page"/>
      <style:text-properties style:font-name="Times1" fo:font-size="10pt" style:font-size-asian="10pt" style:font-size-complex="10pt"/>
    </style:style>
    <style:style style:name="P104"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5" style:family="paragraph" style:parent-style-name="Standard">
      <style:paragraph-properties fo:break-before="page"/>
      <style:text-properties style:font-name="Times1" fo:font-size="10pt" officeooo:paragraph-rsid="003006d2" style:font-size-asian="10pt" style:font-size-complex="10pt"/>
    </style:style>
    <style:style style:name="P106"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7"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8" style:family="paragraph" style:parent-style-name="Standard">
      <style:paragraph-properties fo:break-before="page"/>
      <style:text-properties fo:font-size="10pt" officeooo:rsid="000b561f" officeooo:paragraph-rsid="00151a28" style:font-size-asian="10pt" style:font-size-complex="10pt"/>
    </style:style>
    <style:style style:name="P109"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0"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11" style:family="paragraph" style:parent-style-name="Standard">
      <style:paragraph-properties fo:break-before="page">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12"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13" style:family="paragraph" style:parent-style-name="Frame_20_contents">
      <style:text-properties style:font-name="Tlwg Typo" fo:font-size="7pt" style:font-size-asian="7pt" style:font-size-complex="7pt"/>
    </style:style>
    <style:style style:name="P114" style:family="paragraph" style:parent-style-name="Frame_20_contents">
      <style:text-properties style:font-name="Tlwg Typist" fo:font-size="7pt" style:font-size-asian="7pt" style:font-size-complex="7pt"/>
    </style:style>
    <style:style style:name="P115" style:family="paragraph" style:parent-style-name="Frame_20_contents">
      <style:text-properties style:font-name="Courier New" fo:font-size="9pt" style:font-size-asian="9pt" style:font-size-complex="9pt"/>
    </style:style>
    <style:style style:name="P11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7" style:family="paragraph" style:parent-style-name="Table_20_Heading">
      <style:text-properties fo:font-size="8pt" officeooo:paragraph-rsid="00151a28" style:font-size-asian="8pt" style:font-size-complex="8pt"/>
    </style:style>
    <style:style style:name="P118" style:family="paragraph" style:parent-style-name="Table_20_Contents">
      <style:paragraph-properties fo:text-align="start" style:justify-single-word="false"/>
      <style:text-properties style:font-name="Times1" fo:font-size="10pt" style:font-size-asian="8.75pt" style:font-size-complex="10pt"/>
    </style:style>
    <style:style style:name="P11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0" style:family="paragraph" style:parent-style-name="Table_20_Contents">
      <style:paragraph-properties fo:text-align="center" style:justify-single-word="false"/>
      <style:text-properties fo:font-size="8pt" officeooo:paragraph-rsid="00151a28" style:font-size-asian="8pt" style:font-size-complex="8pt"/>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P122" style:family="paragraph" style:parent-style-name="Contents_20_1">
      <style:paragraph-properties>
        <style:tab-stops>
          <style:tab-stop style:position="16.999cm" style:type="right" style:leader-style="dotted" style:leader-text="."/>
        </style:tab-stops>
      </style:paragraph-properties>
    </style:style>
    <style:style style:name="P123" style:family="paragraph" style:parent-style-name="Contents_20_1">
      <style:text-properties fo:font-size="8pt" style:font-size-asian="8pt" style:font-size-complex="8pt"/>
    </style:style>
    <style:style style:name="P124" style:family="paragraph" style:parent-style-name="Contents_20_1">
      <style:text-properties fo:font-size="8pt" officeooo:rsid="0038b9be" officeooo:paragraph-rsid="0038b9be" style:font-size-asian="8pt" style:font-size-complex="8pt"/>
    </style:style>
    <style:style style:name="P125"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6"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7"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8" style:family="paragraph" style:parent-style-name="Contents_20_1">
      <style:text-properties officeooo:paragraph-rsid="002d1517"/>
    </style:style>
    <style:style style:name="P129" style:family="paragraph" style:parent-style-name="Contents_20_1">
      <style:text-properties officeooo:paragraph-rsid="002d91b7"/>
    </style:style>
    <style:style style:name="P130" style:family="paragraph" style:parent-style-name="Contents_20_1">
      <style:text-properties fo:color="#bf0041" officeooo:rsid="002f89a5" officeooo:paragraph-rsid="002f89a5"/>
    </style:style>
    <style:style style:name="P131"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2" style:family="paragraph" style:parent-style-name="Contents_20_1">
      <style:text-properties fo:font-size="10pt" style:font-size-asian="10pt" style:font-size-complex="10pt"/>
    </style:style>
    <style:style style:name="P133" style:family="paragraph" style:parent-style-name="Contents_20_1">
      <style:text-properties fo:font-size="10pt" officeooo:paragraph-rsid="002d1517" style:font-size-asian="10pt" style:font-size-complex="10pt"/>
    </style:style>
    <style:style style:name="P134" style:family="paragraph" style:parent-style-name="Contents_20_2">
      <style:paragraph-properties>
        <style:tab-stops>
          <style:tab-stop style:position="16.499cm" style:type="right" style:leader-style="dotted" style:leader-text="."/>
        </style:tab-stops>
      </style:paragraph-properties>
    </style:style>
    <style:style style:name="P135" style:family="paragraph" style:parent-style-name="Text_20_body">
      <style:text-properties style:font-name="Times New Roman1" fo:font-size="10pt" officeooo:rsid="002689ee" officeooo:paragraph-rsid="002689ee" style:font-size-asian="10pt" style:font-size-complex="10pt"/>
    </style:style>
    <style:style style:name="P136"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37"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38"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39" style:family="paragraph" style:parent-style-name="Standard">
      <style:text-properties officeooo:rsid="001ecad5" officeooo:paragraph-rsid="001ecad5"/>
    </style:style>
    <style:style style:name="P140" style:family="paragraph" style:parent-style-name="Standard">
      <style:text-properties officeooo:rsid="003fab82" officeooo:paragraph-rsid="003fab82"/>
    </style:style>
    <style:style style:name="P141" style:family="paragraph" style:parent-style-name="Standard">
      <style:text-properties fo:font-size="10pt" officeooo:rsid="001ecad5" officeooo:paragraph-rsid="001ecad5" style:font-size-asian="8.75pt" style:font-size-complex="10pt"/>
    </style:style>
    <style:style style:name="P142" style:family="paragraph" style:parent-style-name="Standard">
      <style:text-properties fo:font-size="10pt" officeooo:rsid="003fab82" officeooo:paragraph-rsid="003fab82" style:font-size-asian="8.75pt" style:font-size-complex="10pt"/>
    </style:style>
    <style:style style:name="P143" style:family="paragraph" style:parent-style-name="Standard">
      <style:text-properties style:font-name="Courier1" fo:font-size="6pt" style:font-size-asian="6pt"/>
    </style:style>
    <style:style style:name="P144" style:family="paragraph" style:parent-style-name="Standard">
      <style:text-properties officeooo:paragraph-rsid="003fab82"/>
    </style:style>
    <style:style style:name="P145" style:family="paragraph" style:parent-style-name="Standard">
      <style:text-properties fo:color="#ce181e" officeooo:rsid="001ffff4" officeooo:paragraph-rsid="001ffff4"/>
    </style:style>
    <style:style style:name="P146" style:family="paragraph" style:parent-style-name="Text_20_body" style:list-style-name="">
      <style:text-properties fo:font-size="10pt" officeooo:rsid="0029a3cc" officeooo:paragraph-rsid="0029a3cc" style:font-size-asian="10pt" style:font-size-complex="10pt"/>
    </style:style>
    <style:style style:name="P147" style:family="paragraph" style:parent-style-name="Text_20_body" style:list-style-name="">
      <style:text-properties fo:font-size="10pt" officeooo:rsid="003ae3c0" officeooo:paragraph-rsid="003ae3c0" style:font-size-asian="10pt" style:font-size-complex="10pt"/>
    </style:style>
    <style:style style:name="P148"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49" style:family="paragraph" style:parent-style-name="Text_20_body" style:list-style-name="">
      <style:text-properties style:font-name="Times1" fo:font-size="10pt" officeooo:rsid="003e5302" officeooo:paragraph-rsid="003e5302" style:font-size-asian="8.75pt" style:font-size-complex="10pt"/>
    </style:style>
    <style:style style:name="P150" style:family="paragraph" style:parent-style-name="Text_20_body" style:list-style-name="">
      <style:text-properties fo:color="#ce181e" fo:font-size="10pt" officeooo:rsid="0029a3cc" officeooo:paragraph-rsid="0029a3cc" style:font-size-asian="10pt" style:font-size-complex="10pt"/>
    </style:style>
    <style:style style:name="P151" style:family="paragraph" style:parent-style-name="Text_20_body" style:list-style-name="">
      <style:text-properties fo:color="#ce181e" fo:font-size="10pt" officeooo:rsid="0029a3cc" officeooo:paragraph-rsid="002a2d7c" style:font-size-asian="10pt" style:font-size-complex="10pt"/>
    </style:style>
    <style:style style:name="P152" style:family="paragraph" style:parent-style-name="Text_20_body" style:list-style-name="">
      <style:text-properties fo:color="#ce181e" fo:font-size="10pt" officeooo:rsid="0029a3cc" officeooo:paragraph-rsid="00360657" style:font-size-asian="10pt" style:font-size-complex="10pt"/>
    </style:style>
    <style:style style:name="P153" style:family="paragraph" style:parent-style-name="Text_20_body" style:list-style-name="">
      <style:text-properties fo:color="#ce181e" officeooo:rsid="0029a3cc" officeooo:paragraph-rsid="0029a3cc"/>
    </style:style>
    <style:style style:name="P154" style:family="paragraph" style:parent-style-name="Text_20_body" style:list-style-name="">
      <style:text-properties fo:color="#ce181e" officeooo:rsid="0029a3cc" officeooo:paragraph-rsid="002a2d7c"/>
    </style:style>
    <style:style style:name="P155"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56"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57" style:family="paragraph" style:parent-style-name="Text_20_body" style:list-style-name="">
      <style:text-properties fo:color="#000000" fo:font-size="10pt" officeooo:rsid="0029a3cc" officeooo:paragraph-rsid="0029a3cc" style:font-size-asian="10pt" style:font-size-complex="10pt"/>
    </style:style>
    <style:style style:name="P158" style:family="paragraph" style:parent-style-name="Text_20_body" style:list-style-name="">
      <style:text-properties fo:color="#000000" fo:font-size="10pt" officeooo:rsid="002aa2c5" officeooo:paragraph-rsid="002aa2c5" style:font-size-asian="10pt" style:font-size-complex="10pt"/>
    </style:style>
    <style:style style:name="P159" style:family="paragraph" style:parent-style-name="Text_20_body" style:list-style-name="">
      <style:text-properties fo:color="#000000" officeooo:rsid="002aa2c5" officeooo:paragraph-rsid="002aa2c5"/>
    </style:style>
    <style:style style:name="P160" style:family="paragraph" style:parent-style-name="Heading_20_1" style:list-style-name="">
      <style:text-properties style:font-name="Times New Roman1" fo:font-size="10pt" officeooo:paragraph-rsid="0027a11c" style:font-size-asian="10pt" style:font-size-complex="10pt"/>
    </style:style>
    <style:style style:name="P161" style:family="paragraph" style:parent-style-name="Heading_20_1">
      <style:paragraph-properties fo:break-before="page"/>
    </style:style>
    <style:style style:name="P162"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63"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4" style:family="paragraph" style:parent-style-name="Heading_20_2" style:list-style-name="">
      <style:text-properties officeooo:rsid="001ecad5" officeooo:paragraph-rsid="00289d3d"/>
    </style:style>
    <style:style style:name="P165" style:family="paragraph" style:parent-style-name="Heading_20_2">
      <style:paragraph-properties fo:break-before="page"/>
    </style:style>
    <style:style style:name="P166" style:family="paragraph" style:parent-style-name="Heading_20_3" style:list-style-name=""/>
    <style:style style:name="P167" style:family="paragraph" style:parent-style-name="Heading_20_3">
      <style:paragraph-properties fo:break-before="page"/>
    </style:style>
    <style:style style:name="P168"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69" style:family="paragraph">
      <style:text-properties style:font-name="Courier" fo:font-size="6pt" style:font-size-asian="6pt" style:font-size-complex="6pt"/>
    </style:style>
    <style:style style:name="P170" style:family="paragraph">
      <loext:graphic-properties draw:fill="none" draw:fill-color="#ffffff"/>
      <style:text-properties style:font-name="Courier" fo:font-size="6pt" style:font-size-asian="6pt" style:font-size-complex="6pt"/>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officeooo:rsid="003fab82" style:font-size-asian="8.75pt" style:font-size-complex="10pt"/>
    </style:style>
    <style:style style:name="T13" style:family="text">
      <style:text-properties fo:font-size="10pt" fo:font-style="italic" officeooo:rsid="003fab82" style:font-size-asian="8.75pt" style:font-style-asian="italic" style:font-size-complex="10pt" style:font-style-complex="italic"/>
    </style:style>
    <style:style style:name="T14" style:family="text">
      <style:text-properties fo:font-size="10pt" fo:font-style="normal" officeooo:rsid="003fab82" style:font-size-asian="8.75pt" style:font-style-asian="normal" style:font-size-complex="10pt" style:font-style-complex="normal"/>
    </style:style>
    <style:style style:name="T15" style:family="text">
      <style:text-properties style:font-name="Tlwg Typo" fo:font-weight="normal" style:font-weight-asian="normal" style:font-weight-complex="normal"/>
    </style:style>
    <style:style style:name="T16" style:family="text">
      <style:text-properties style:font-name="Times1"/>
    </style:style>
    <style:style style:name="T17" style:family="text">
      <style:text-properties style:font-name="Times1" fo:font-size="10pt" style:text-underline-style="none" fo:font-weight="normal" style:font-size-asian="8.75pt" style:font-weight-asian="normal" style:font-size-complex="10pt" style:font-weight-complex="normal"/>
    </style:style>
    <style:style style:name="T18" style:family="text">
      <style:text-properties style:font-name="Times1" fo:font-size="10pt" style:text-underline-style="none" fo:font-weight="normal" style:font-size-asian="10pt" style:font-weight-asian="normal" style:font-size-complex="10pt" style:font-weight-complex="normal"/>
    </style:style>
    <style:style style:name="T19" style:family="text">
      <style:text-properties style:font-name="Times1" fo:font-size="10pt" style:text-underline-style="none" style:font-size-asian="10pt" style:font-size-complex="10pt"/>
    </style:style>
    <style:style style:name="T20" style:family="text">
      <style:text-properties style:font-name="Times1" fo:font-size="10pt" fo:font-weight="bold" style:font-size-asian="10pt" style:font-weight-asian="bold" style:font-size-complex="10pt" style:font-weight-complex="bold"/>
    </style:style>
    <style:style style:name="T21" style:family="text">
      <style:text-properties style:font-name="Times1" fo:font-size="10pt" fo:font-weight="bold" officeooo:rsid="0027a11c" style:font-size-asian="10pt" style:font-weight-asian="bold" style:font-size-complex="10pt" style:font-weight-complex="bold"/>
    </style:style>
    <style:style style:name="T22" style:family="text">
      <style:text-properties style:font-name="Times1" fo:font-size="10pt" style:font-size-asian="10pt" style:font-size-complex="10pt"/>
    </style:style>
    <style:style style:name="T23" style:family="text">
      <style:text-properties style:font-name="Times1" style:text-underline-style="none" fo:font-weight="normal" style:font-weight-asian="normal" style:font-weight-complex="normal"/>
    </style:style>
    <style:style style:name="T24" style:family="text">
      <style:text-properties style:font-name="Times1" fo:font-weight="bold" style:font-weight-asian="bold" style:font-weight-complex="bold"/>
    </style:style>
    <style:style style:name="T25" style:family="text">
      <style:text-properties style:font-name="Times1" fo:font-weight="bold" officeooo:rsid="0027a11c" style:font-weight-asian="bold" style:font-weight-complex="bold"/>
    </style:style>
    <style:style style:name="T26" style:family="text">
      <style:text-properties style:font-name="Times1" fo:font-size="11pt" fo:font-weight="normal" style:font-size-asian="11pt" style:font-weight-asian="normal" style:font-size-complex="11pt" style:font-weight-complex="normal"/>
    </style:style>
    <style:style style:name="T27" style:family="text">
      <style:text-properties style:font-name="Times New Roman" fo:font-size="10pt" style:text-underline-style="none" fo:font-weight="normal" style:font-size-asian="10pt" style:font-weight-asian="normal" style:font-size-complex="10pt" style:font-weight-complex="normal"/>
    </style:style>
    <style:style style:name="T28" style:family="text">
      <style:text-properties style:font-name="Times New Roman" fo:font-size="10pt" fo:font-style="normal" style:font-size-asian="10pt" style:font-style-asian="normal" style:font-size-complex="10pt" style:font-style-complex="normal"/>
    </style:style>
    <style:style style:name="T29" style:family="text">
      <style:text-properties style:font-name="Arial"/>
    </style:style>
    <style:style style:name="T30" style:family="text">
      <style:text-properties fo:color="#eb613d"/>
    </style:style>
    <style:style style:name="T31" style:family="text">
      <style:text-properties fo:font-size="14pt" style:font-size-asian="14pt" style:font-size-complex="14pt"/>
    </style:style>
    <style:style style:name="T32" style:family="text">
      <style:text-properties fo:font-size="14pt" officeooo:rsid="0029a3cc" style:font-size-asian="14pt" style:font-size-complex="14pt"/>
    </style:style>
    <style:style style:name="T33" style:family="text">
      <style:text-properties fo:font-size="14pt" officeooo:rsid="002fe64e" style:font-size-asian="14pt" style:font-size-complex="14pt"/>
    </style:style>
    <style:style style:name="T34" style:family="text">
      <style:text-properties style:font-name="Courier 10 Pitch"/>
    </style:style>
    <style:style style:name="T35" style:family="text">
      <style:text-properties style:font-name="Andale Mono"/>
    </style:style>
    <style:style style:name="T36" style:family="text">
      <style:text-properties fo:font-size="12pt" fo:font-weight="bold" style:font-size-asian="12pt" style:font-weight-asian="bold" style:font-size-complex="12pt" style:font-weight-complex="bold"/>
    </style:style>
    <style:style style:name="T37" style:family="text">
      <style:text-properties officeooo:rsid="000ab0e5"/>
    </style:style>
    <style:style style:name="T38" style:family="text">
      <style:text-properties officeooo:rsid="0018b565"/>
    </style:style>
    <style:style style:name="T39" style:family="text">
      <style:text-properties officeooo:rsid="001b2e40"/>
    </style:style>
    <style:style style:name="T40" style:family="text">
      <style:text-properties officeooo:rsid="002116b5"/>
    </style:style>
    <style:style style:name="T41" style:family="text">
      <style:text-properties officeooo:rsid="00237d96"/>
    </style:style>
    <style:style style:name="T42" style:family="text">
      <style:text-properties officeooo:rsid="00251ff2"/>
    </style:style>
    <style:style style:name="T43" style:family="text">
      <style:text-properties officeooo:rsid="0027a11c"/>
    </style:style>
    <style:style style:name="T44" style:family="text">
      <style:text-properties officeooo:rsid="0029a3cc"/>
    </style:style>
    <style:style style:name="T45" style:family="text">
      <style:text-properties officeooo:rsid="002a2d7c"/>
    </style:style>
    <style:style style:name="T46" style:family="text">
      <style:text-properties officeooo:rsid="002b3be6"/>
    </style:style>
    <style:style style:name="T47" style:family="text">
      <style:text-properties officeooo:rsid="002d1517"/>
    </style:style>
    <style:style style:name="T48" style:family="text">
      <style:text-properties fo:color="#ce181e" officeooo:rsid="001ffff4"/>
    </style:style>
    <style:style style:name="T49" style:family="text">
      <style:text-properties officeooo:rsid="002fe64e"/>
    </style:style>
    <style:style style:name="T50" style:family="text">
      <style:text-properties officeooo:rsid="003006d2"/>
    </style:style>
    <style:style style:name="T51" style:family="text">
      <style:text-properties officeooo:rsid="0033db1c"/>
    </style:style>
    <style:style style:name="T52" style:family="text">
      <style:text-properties officeooo:rsid="003430b0"/>
    </style:style>
    <style:style style:name="T53" style:family="text">
      <style:text-properties officeooo:rsid="00360657"/>
    </style:style>
    <style:style style:name="T54" style:family="text">
      <style:text-properties officeooo:rsid="00363520"/>
    </style:style>
    <style:style style:name="T55" style:family="text">
      <style:text-properties officeooo:rsid="0036a64f"/>
    </style:style>
    <style:style style:name="T56" style:family="text">
      <style:text-properties fo:font-style="italic" style:font-style-asian="italic" style:font-style-complex="italic"/>
    </style:style>
    <style:style style:name="T57" style:family="text">
      <style:text-properties fo:font-style="normal" style:font-style-asian="normal" style:font-style-complex="normal"/>
    </style:style>
    <style:style style:name="T58" style:family="text">
      <style:text-properties officeooo:rsid="003ae3c0"/>
    </style:style>
    <style:style style:name="T59" style:family="text">
      <style:text-properties style:font-name="Courier" fo:font-size="8pt" style:font-size-asian="8pt" style:font-size-complex="8pt"/>
    </style:style>
    <style:style style:name="T60" style:family="text">
      <style:text-properties officeooo:rsid="003cd0a9"/>
    </style:style>
    <style:style style:name="T61" style:family="text">
      <style:text-properties style:font-name="Courier1" fo:font-size="6pt" fo:font-style="normal" fo:font-weight="normal" style:font-size-asian="6pt" style:font-style-asian="normal" style:font-weight-asian="normal" style:font-style-complex="normal"/>
    </style:style>
    <style:style style:name="T62" style:family="text">
      <style:text-properties style:font-name="Times1" fo:font-size="10pt" officeooo:rsid="003fab82" style:font-size-asian="8.75pt" style:font-size-complex="10pt"/>
    </style:style>
    <style:style style:name="T63" style:family="text">
      <style:text-properties style:font-name="Times1" fo:font-size="10pt" fo:font-style="italic" officeooo:rsid="003fab82" style:font-size-asian="8.75pt" style:font-style-asian="italic" style:font-size-complex="10pt" style:font-style-complex="italic"/>
    </style:style>
    <style:style style:name="T64" style:family="text">
      <style:text-properties style:font-name="Times1" fo:font-size="10pt" fo:font-style="italic" officeooo:rsid="003fab82" style:font-size-asian="10pt" style:font-style-asian="italic" style:font-size-complex="10pt" style:font-style-complex="italic"/>
    </style:style>
    <style:style style:name="T65" style:family="text">
      <style:text-properties style:font-name="Times1" fo:font-size="10pt" fo:font-style="normal" officeooo:rsid="003fab82" style:font-size-asian="8.75pt" style:font-style-asian="normal" style:font-size-complex="10pt" style:font-style-complex="normal"/>
    </style:style>
    <style:style style:name="T66" style:family="text">
      <style:text-properties style:font-name="Times1" fo:font-size="10pt" fo:font-style="normal" officeooo:rsid="003fab82" style:font-size-asian="10pt" style:font-style-asian="normal" style:font-size-complex="10pt" style:font-style-complex="normal"/>
    </style:style>
    <style:style style:name="T67" style:family="text">
      <style:text-properties style:font-name="Times1" fo:font-size="10pt" fo:font-style="normal" fo:font-weight="normal" style:font-size-asian="10pt" style:font-style-asian="normal" style:font-weight-asian="normal" style:font-size-complex="10pt" style:font-style-complex="normal"/>
    </style:style>
    <style:style style:name="T68"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69" style:family="text">
      <style:text-properties style:font-name="Times1" fo:font-size="10pt" officeooo:rsid="003fab82" style:font-size-asian="10pt" style:font-size-complex="10pt"/>
    </style:style>
    <style:style style:name="T70" style:family="text">
      <style:text-properties style:font-name="Times1" fo:font-size="6pt" fo:font-style="normal" fo:font-weight="normal" style:font-size-asian="6pt" style:font-style-asian="normal" style:font-weight-asian="normal" style:font-style-complex="normal"/>
    </style:style>
    <style:style style:name="T71" style:family="text">
      <style:text-properties style:font-name="Courier" fo:font-size="6pt" style:font-size-asian="6pt" style:font-size-complex="6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8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OpenMSR Guide<text:line-break/><text:line-break/>Messen, Steuern und Regeln mit dem Computer</text:p>
      <text:p text:style-name="P81"/>
      <text:p text:style-name="P81">Hartmut Eilers</text:p>
      <text:p text:style-name="P107">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text:a xlink:type="simple" xlink:href="#__RefHeading__1557_636098784" text:style-name="Index_20_Link" text:visited-style-name="Index_20_Link">Open LabTools Einführung<text:tab/>3</text:a></text:p>
          <text:p text:style-name="P134"><text:a xlink:type="simple" xlink:href="#__RefHeading__1559_636098784" text:style-name="Index_20_Link" text:visited-style-name="Index_20_Link">User Guide<text:tab/>5</text:a></text:p>
          <text:p text:style-name="P121"><text:a xlink:type="simple" xlink:href="#__RefHeading__1561_636098784" text:style-name="Index_20_Link" text:visited-style-name="Index_20_Link">Hardware<text:tab/>5</text:a></text:p>
          <text:p text:style-name="P121"><text:a xlink:type="simple" xlink:href="#__RefHeading__1563_636098784" text:style-name="Index_20_Link" text:visited-style-name="Index_20_Link">Die Labtools Clients<text:tab/>5</text:a></text:p>
          <text:p text:style-name="P122"><text:a xlink:type="simple" xlink:href="#__RefHeading__1565_636098784" text:style-name="Index_20_Link" text:visited-style-name="Index_20_Link">Die Tools<text:tab/>6</text:a></text:p>
          <text:p text:style-name="P134"><text:a xlink:type="simple" xlink:href="#__RefHeading__1567_636098784" text:style-name="Index_20_Link" text:visited-style-name="Index_20_Link">Der DeviceServer<text:tab/>6</text:a></text:p>
          <text:p text:style-name="P134"><text:a xlink:type="simple" xlink:href="#__RefHeading__1569_636098784" text:style-name="Index_20_Link" text:visited-style-name="Index_20_Link">Der <text:s/>Datalogger<text:tab/>7</text:a></text:p>
          <text:p text:style-name="P134"><text:a xlink:type="simple" xlink:href="#__RefHeading__1571_636098784" text:style-name="Index_20_Link" text:visited-style-name="Index_20_Link">SPS<text:tab/>8</text:a></text:p>
          <text:p text:style-name="P121"><text:a xlink:type="simple" xlink:href="#__RefHeading__1573_636098784" text:style-name="Index_20_Link" text:visited-style-name="Index_20_Link">1) Überblick über die IDE<text:tab/>8</text:a></text:p>
          <text:p text:style-name="P121"><text:a xlink:type="simple" xlink:href="#__RefHeading__1575_636098784" text:style-name="Index_20_Link" text:visited-style-name="Index_20_Link">2) Bedienung<text:tab/>8</text:a></text:p>
          <text:p text:style-name="P121"><text:a xlink:type="simple" xlink:href="#__RefHeading__1577_636098784" text:style-name="Index_20_Link" text:visited-style-name="Index_20_Link"><text:s text:c="6"/>2.1 Erklaerung der Menuepunkte<text:tab/>9</text:a></text:p>
          <text:p text:style-name="P121"><text:a xlink:type="simple" xlink:href="#__RefHeading__1579_636098784" text:style-name="Index_20_Link" text:visited-style-name="Index_20_Link"><text:s text:c="6"/>2.1.1 Der Menuepunkt FILE<text:tab/>9</text:a></text:p>
          <text:p text:style-name="P121"><text:a xlink:type="simple" xlink:href="#__RefHeading__1581_636098784" text:style-name="Index_20_Link" text:visited-style-name="Index_20_Link"><text:s text:c="6"/>2.1.2 Der Menuepkt EDIT<text:tab/>10</text:a></text:p>
          <text:p text:style-name="P121"><text:a xlink:type="simple" xlink:href="#__RefHeading__1583_636098784" text:style-name="Index_20_Link" text:visited-style-name="Index_20_Link"><text:s text:c="6"/>2.1.4 Der Menuepunkt RUN<text:tab/>11</text:a></text:p>
          <text:p text:style-name="P121"><text:a xlink:type="simple" xlink:href="#__RefHeading__1585_636098784" text:style-name="Index_20_Link" text:visited-style-name="Index_20_Link"><text:s text:c="6"/>2.1.5 Menupunkt DOCU<text:tab/>12</text:a></text:p>
          <text:p text:style-name="P121"><text:a xlink:type="simple" xlink:href="#__RefHeading__1587_636098784" text:style-name="Index_20_Link" text:visited-style-name="Index_20_Link"><text:s text:c="6"/>2.1.6 Menuepunkt QUIT<text:tab/>12</text:a></text:p>
          <text:p text:style-name="P121"><text:a xlink:type="simple" xlink:href="#__RefHeading__1589_636098784" text:style-name="Index_20_Link" text:visited-style-name="Index_20_Link">3. Die Befehle der AWL:<text:tab/>13</text:a></text:p>
          <text:p text:style-name="P121"><text:a xlink:type="simple" xlink:href="#__RefHeading__1591_636098784" text:style-name="Index_20_Link" text:visited-style-name="Index_20_Link"><text:s text:c="6"/>3.1 die Bezeichner der AWL<text:tab/>14</text:a></text:p>
          <text:p text:style-name="P121"><text:a xlink:type="simple" xlink:href="#__RefHeading__1593_636098784" text:style-name="Index_20_Link" text:visited-style-name="Index_20_Link"><text:s text:c="6"/>3.2 Technische Daten des SPS Simulators<text:tab/>14</text:a></text:p>
          <text:p text:style-name="P121"><text:a xlink:type="simple" xlink:href="#__RefHeading__1595_636098784" text:style-name="Index_20_Link" text:visited-style-name="Index_20_Link"><text:s text:c="6"/>3.3 Konfiguration<text:tab/>15</text:a></text:p>
          <text:p text:style-name="P121"><text:a xlink:type="simple" xlink:href="#__RefHeading__1597_636098784" text:style-name="Index_20_Link" text:visited-style-name="Index_20_Link">4. Beispiele zur Syntax<text:tab/>15</text:a></text:p>
          <text:p text:style-name="P121"><text:a xlink:type="simple" xlink:href="#__RefHeading__1599_636098784" text:style-name="Index_20_Link" text:visited-style-name="Index_20_Link"><text:s text:c="6"/>4.1 der UND Befehl und die Zuweisung:<text:tab/>15</text:a></text:p>
          <text:p text:style-name="P121"><text:a xlink:type="simple" xlink:href="#__RefHeading__1601_636098784" text:style-name="Index_20_Link" text:visited-style-name="Index_20_Link"><text:s text:c="6"/>4.2 Die ODER Verknuepfung:<text:tab/>16</text:a></text:p>
          <text:p text:style-name="P121"><text:a xlink:type="simple" xlink:href="#__RefHeading__1603_636098784" text:style-name="Index_20_Link" text:visited-style-name="Index_20_Link"><text:s text:c="6"/>4.3 <text:s/>Klammeroperation :<text:tab/>16</text:a></text:p>
          <text:p text:style-name="P121"><text:a xlink:type="simple" xlink:href="#__RefHeading__1605_636098784" text:style-name="Index_20_Link" text:visited-style-name="Index_20_Link"><text:s text:c="6"/>4.4 Analogverabeitung:<text:tab/>17</text:a></text:p>
          <text:p text:style-name="P121"><text:a xlink:type="simple" xlink:href="#__RefHeading__1607_636098784" text:style-name="Index_20_Link" text:visited-style-name="Index_20_Link"><text:s text:c="6"/>4.5 Execute<text:tab/>17</text:a></text:p>
          <text:p text:style-name="P121"><text:a xlink:type="simple" xlink:href="#__RefHeading__1609_636098784" text:style-name="Index_20_Link" text:visited-style-name="Index_20_Link"><text:s/>5. Kontaktplan ( KOP )<text:tab/>18</text:a></text:p>
          <text:p text:style-name="P121"><text:a xlink:type="simple" xlink:href="#__RefHeading__1687_636098784" text:style-name="Index_20_Link" text:visited-style-name="Index_20_Link"><text:s/>6 run_sps der Laufzeitinterpreter<text:tab/>18</text:a></text:p>
          <text:p text:style-name="P121"><text:a xlink:type="simple" xlink:href="#__RefHeading__1611_636098784" text:style-name="Index_20_Link" text:visited-style-name="Index_20_Link"><text:s/>7. Disclaimer<text:tab/>18</text:a></text:p>
          <text:p text:style-name="P134"><text:a xlink:type="simple" xlink:href="#__RefHeading__1613_636098784" text:style-name="Index_20_Link" text:visited-style-name="Index_20_Link">Das Oszi<text:tab/>19</text:a></text:p>
          <text:p text:style-name="P134"><text:a xlink:type="simple" xlink:href="#__RefHeading__1615_636098784" text:style-name="Index_20_Link" text:visited-style-name="Index_20_Link">OpenLabCalc<text:tab/>19</text:a></text:p>
          <text:p text:style-name="P134"><text:a xlink:type="simple" xlink:href="#__RefHeading__1617_636098784" text:style-name="Index_20_Link" text:visited-style-name="Index_20_Link">Die AJAX GUI Elemente<text:tab/>20</text:a></text:p>
          <text:p text:style-name="P134"><text:a xlink:type="simple" xlink:href="#__RefHeading__1650_636098784" text:style-name="Index_20_Link" text:visited-style-name="Index_20_Link">Die Konfiguration der PhysMach<text:tab/>23</text:a></text:p>
          <text:p text:style-name="P134"><text:a xlink:type="simple" xlink:href="#__RefHeading__1621_636098784" text:style-name="Index_20_Link" text:visited-style-name="Index_20_Link">Konfigurationshinweise zur unterstützten Hardware:<text:tab/>24</text:a></text:p>
          <text:p text:style-name="P122"><text:a xlink:type="simple" xlink:href="#__RefHeading__1652_636098784" text:style-name="Index_20_Link" text:visited-style-name="Index_20_Link">Die PhysMach Unit<text:tab/>26</text:a></text:p>
          <text:p text:style-name="P121"><text:a xlink:type="simple" xlink:href="#__RefHeading__1625_636098784" text:style-name="Index_20_Link" text:visited-style-name="Index_20_Link">Die PhysMach Lib aus der Sicht eines Programmierers:<text:tab/>26</text:a></text:p>
          <text:p text:style-name="P121"><text:a xlink:type="simple" xlink:href="#__RefHeading__1627_636098784" text:style-name="Index_20_Link" text:visited-style-name="Index_20_Link">Die DeviceServer API<text:tab/>27</text:a></text:p>
        </text:index-body>
      </text:table-of-content>
      <text:p text:style-name="P56"/>
      <text:p text:style-name="P56"/>
      <text:p text:style-name="P87">ToDo: Inhaltsverzeichnis aktualisieren!!!!</text:p>
      <text:h text:style-name="P161" text:outline-level="1"><text:bookmark-start text:name="__RefHeading__1557_636098784"/>Open LabTools Einführung<text:bookmark-end text:name="__RefHeading__1557_636098784"/></text:h>
      <text:p text:style-name="Standard"/>
      <text:p text:style-name="P57">Messen, Steuern und Regeln mit dem Computer<text:tab/><text:tab/><text:tab/><text:tab/></text:p>
      <text:p text:style-name="Standard"/>
      <text:p text:style-name="P50">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0"><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50"><text:tab/>Das Bild zeigt das Prinzip: die I/O Hardware <text:line-break/><text:tab/>liesst analoge Werte wie die Themperatur, </text:p>
      <text:p text:style-name="P50"><text:tab/>steuert einen Elektromotor und erkennt ob </text:p>
      <text:p text:style-name="P50"><text:tab/>Schalter ein oder ausgeschaltet sind. Nun kann</text:p>
      <text:p text:style-name="P50"><text:tab/>eine Software den Motor in Abhängigkeit<text:line-break/><text:tab/>von der Temperatur steuern/schalten. Über </text:p>
      <text:p text:style-name="P50"><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0"><draw:frame draw:style-name="fr8" draw:name="graphics5" text:anchor-type="paragraph" svg:x="9.158cm" svg:y="0.325cm" svg:width="5.346cm" svg:height="7.232cm" draw:z-index="7"><draw:image xlink:href="Pictures/1000000000000127000001BC677FE338501DEC82.png" xlink:type="simple" xlink:show="embed" xlink:actuate="onLoad" loext:mime-type="image/png"/></draw:frame><text:span text:style-name="T16"><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6">Zum Ende dieser kurzen Einführung sollen nun noch die Begriffe Messen, Steuern und Regeln erklärt werden.</text:span><text:span text:style-name="T16"><text:line-break/><text:line-break/></text:span><text:span text:style-name="T24">Messen</text:span><text:span text:style-name="T16">: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29"> Jahr über ermitteln. </text:span><text:span text:style-name="T22">Wenn Sie über mehrer Jahre solche Messwerte speichern, können Sie Vergleiche anstellen die darüber Aufschluss geben welches Jahr war wärmer, verändert sich die Temperatur über die Jahre ( Klimaerwärmung ).<text:line-break/></text:span></text:p>
      <text:p text:style-name="P59"><text:soft-page-break/></text:p>
      <text:p text:style-name="P34"><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0"><text:span text:style-name="T20">Regeln:</text:span><text:span text:style-name="T22">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2">www.wikipedia.de</text:span></text:a><text:span text:style-name="T22"> unter den jeweiligen Stichworten.<text:line-break/></text:span></text:p>
      <text:p text:style-name="P34"/>
      <text:p text:style-name="P16">Auswahl der geeigneten I/O Hardware:</text:p>
      <text:p text:style-name="P60"><text:span text:style-name="T22"><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2">www.pollin.de</text:span></text:a><text:span text:style-name="T22"> )<text:line-break/><text:line-break/></text:span><text:span text:style-name="T20">Eine ganz wichtige Warnung in diesem Zusammenhang:</text:span></text:p>
      <text:p text:style-name="P34"/>
      <text:p text:style-name="P34"><text:span text:style-name="T30">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4"/>
      <text:p text:style-name="P34">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4"/>
      <text:p text:style-name="P34"/>
      <text:p text:style-name="P34">Eine Einführung finden Sie z.B. unter:</text:p>
      <text:p text:style-name="P34"/>
      <text:p text:style-name="P60"><text:a xlink:type="simple" xlink:href="http://www.hcilab.org/documents/elektronik-einfuehrung.pdf" text:style-name="Internet_20_link" text:visited-style-name="Visited_20_Internet_20_Link"><text:span text:style-name="T22">http://www.hcilab.org/documents/elektronik-einfuehrung.pdf</text:span></text:a><text:a xlink:type="simple" xlink:href="http://www.hcilab.org/documents/elektronik-einfuehrung.pdf" text:style-name="Internet_20_link" text:visited-style-name="Visited_20_Internet_20_Link"><text:span text:style-name="T22"> </text:span></text:a><text:a xlink:type="simple" xlink:href="http://www.hcilab.org/documents/elektronik-einfuehrung.pdf" text:style-name="Internet_20_link" text:visited-style-name="Visited_20_Internet_20_Link"><text:span text:style-name="T19"><text:tab/><text:tab/>Einfacher Einführungstext</text:span></text:a></text:p>
      <text:p text:style-name="P60"><text:a xlink:type="simple" xlink:href="http://www.franksteinberg.de/erel.htm" text:style-name="Internet_20_link" text:visited-style-name="Visited_20_Internet_20_Link"><text:span text:style-name="T22">http://www.franksteinberg.de/erel.htm</text:span></text:a><text:span text:style-name="T22"><text:tab/><text:tab/><text:tab/><text:tab/>Beschreibung einfacher Relaiskarte</text:span></text:p>
      <text:p text:style-name="P60"><text:a xlink:type="simple" xlink:href="http://www.epanorama.net/circuits/parallel_output.html" text:style-name="Internet_20_link" text:visited-style-name="Visited_20_Internet_20_Link"><text:span text:style-name="T22">http://www.epanorama.net/circuits/parallel_output.html</text:span></text:a><text:span text:style-name="T22"><text:tab/><text:tab/>Schaltungsbeispiele parallel Port</text:span></text:p>
      <text:p text:style-name="P99"/>
      <text:h text:style-name="Heading_20_2" text:outline-level="2"><text:bookmark-start text:name="__RefHeading__1559_636098784"/>User Guide<text:bookmark-end text:name="__RefHeading__1559_636098784"/></text:h>
      <text:p text:style-name="P51"/>
      <text:p text:style-name="P51">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1"/>
      <text:h text:style-name="Heading_20_3" text:outline-level="3"><text:bookmark-start text:name="__RefHeading__1561_636098784"/>Hardware<text:bookmark-end text:name="__RefHeading__1561_636098784"/></text:h>
      <text:p text:style-name="P54">Folgende Hardware wird zur Zeit von der PhysMach unterstützt:</text:p>
      <text:p text:style-name="P54"><text:tab/>BMCM <text:tab/><text:tab/><text:tab/>USB-PIO, USB-AD</text:p>
      <text:p text:style-name="P54"><text:tab/>Code Mercenaries<text:tab/>IO Warrior 40, IO Warrior 24</text:p>
      <text:p text:style-name="P54"><text:tab/><text:tab/><text:tab/><text:tab/>8255 PIO ISA Bus</text:p>
      <text:p text:style-name="P54"><text:tab/><text:tab/><text:tab/><text:tab/>Parallele Schnittstelle</text:p>
      <text:p text:style-name="P54"><text:tab/><text:tab/><text:tab/><text:tab/>Joystick Port</text:p>
      <text:p text:style-name="P54"><text:tab/>Kolter Electronic<text:tab/><text:tab/>diverse I/O Karten</text:p>
      <text:p text:style-name="P54"><text:tab/><text:span text:style-name="T37">H-Tronic<text:tab/><text:tab/>USB8</text:span></text:p>
      <text:p text:style-name="P54"><text:tab/><text:span text:style-name="T37">Pollin<text:tab/><text:tab/><text:tab/>AVR-Net I/O</text:span></text:p>
      <text:p text:style-name="P54"><text:tab/><text:tab/><text:tab/><text:tab/><text:span text:style-name="T37">Random ( zu Test Zwecken )</text:span></text:p>
      <text:p text:style-name="P54"><text:tab/><text:tab/><text:tab/><text:tab/><text:span text:style-name="T37">HTTP</text:span></text:p>
      <text:p text:style-name="P54"><text:tab/><text:tab/><text:tab/><text:tab/><text:span text:style-name="T37">external Programm</text:span></text:p>
      <text:p text:style-name="P54"><text:tab/><text:tab/><text:tab/><text:tab/><text:span text:style-name="T37">Funksteckdosen 433 Mhz</text:span></text:p>
      <text:p text:style-name="P54"><text:tab/><text:span text:style-name="T37">embedded Projects<text:tab/>Gnublin</text:span></text:p>
      <text:p text:style-name="P54"><text:tab/><text:span text:style-name="T37">div<text:tab/><text:tab/><text:tab/>ARM generic GPIO ( Raspberry Pi, Nano Pi, Banana Pi, Odroid )</text:span></text:p>
      <text:p text:style-name="P54"/>
      <text:p text:style-name="P53">Note:</text:p>
      <text:p text:style-name="P53">der Dil/NetPC wird nicht mehr unterstützt, weil die Software nicht mehr in den Speicher passt und <text:s/>keine neueren</text:p>
      <text:p text:style-name="P53">Testgeräte durch den Hersteller zur Verfügung gestellt wurden</text:p>
      <text:p text:style-name="P53"/>
      <text:p text:style-name="P52">Die Kolter Devices kann ich nicht mehr testen, das ich keine entsprechenden TestPCs mehr habe</text:p>
      <text:p text:style-name="P52"/>
      <text:p text:style-name="P52">8255 ISA PIO wird ebenso wie die Kolter Karten ungetestet ausgeliefert, keine Testhardware</text:p>
      <text:p text:style-name="P52"/>
      <text:p text:style-name="P52">ParPort bleibt wegen fehlender Testhardware ebenso ungetestet</text:p>
      <text:p text:style-name="P53"/>
      <text:p text:style-name="P52">Die Unterstützung der Hardware hängt auch vom verwendeten Betriebssystem ab!</text:p>
      <text:p text:style-name="P52"/>
      <text:p text:style-name="P94">TODO Tabelle benötigt </text:p>
      <text:p text:style-name="P52"/>
      <text:p text:style-name="P108"/>
      <text:p text:style-name="P51">Folgende Resourcen werden von der PhysMach verwaltet:</text:p>
      <text:p text:style-name="P51"><text:tab/>128<text:tab/>Eingänge</text:p>
      <text:p text:style-name="P51"><text:tab/>128<text:tab/>Ausgänge</text:p>
      <text:p text:style-name="P51"><text:tab/>256 <text:tab/>Merker</text:p>
      <text:p text:style-name="P51"><text:tab/> 64<text:tab/>Analog Eingänge</text:p>
      <text:p text:style-name="P51"><text:tab/> 16<text:tab/>Zähler</text:p>
      <text:p text:style-name="P51"><text:tab/> 16 <text:tab/>Timer</text:p>
      <text:p text:style-name="Standard"/>
      <text:h text:style-name="Heading_20_3" text:outline-level="3"><text:bookmark-start text:name="__RefHeading__1563_636098784"/>Die Labtools Clients<text:bookmark-end text:name="__RefHeading__1563_636098784"/></text:h>
      <text:p text:style-name="P51"><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1">Oszi, Datalogger und SPS sowie die Webschnittstelle zum Zugriff auf die Hardware via Browser.</text:p>
      <text:p text:style-name="P51">In Arbeit sind die Tools ObjectRecognition zur optischen Objekterkennung via USB Camera und FunktionSolver zur Berechnung komplexer mathematischer Zusammenhänge mit den Meßwerten.</text:p>
      <text:p text:style-name="P51">Mit diesen Tools ist es bereits möglich eine Steuerung/Regelung mit der SPS aufzubauen und die Visualisierung der Regelung mit dem Browser zu realisieren. Daneben können Oszi und datalogger zum debugging benutzt werden.</text:p>
      <text:p text:style-name="P51"><text:s/></text:p>
      <text:p text:style-name="P51"><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1"/>
      <text:p text:style-name="P51"/>
      <text:p text:style-name="P98">Getting started:</text:p>
      <text:p text:style-name="Contents_20_1"/>
      <text:p text:style-name="P130">todo: write a guide how to download and unpack things and how to get started</text:p>
      <text:h text:style-name="P161"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13">$ ./DeviceServer</text:p><text:p text:style-name="P113">detected Hardware: ,Random</text:p><text:p text:style-name="P113">starting DeviceHandler for Device:R</text:p><text:p text:style-name="P113">started Device Handler Thread..1</text:p><text:p text:style-name="P113">Starting Webserver Thread...</text:p><text:p text:style-name="P113">started Webserver Thread, going to start Server...</text:p><text:p text:style-name="P113">Webserver started, ready to serve</text:p><text:p text:style-name="P113">Starting Telnet Thread...</text:p><text:p text:style-name="P113">started Telnet Thread..3</text:p><text:p text:style-name="P113">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13">Device Handler going down..1</text:p><text:p text:style-name="P113">Webserver going down..</text:p><text:p text:style-name="P113">Telnet Accept error: 22</text:p><text:p text:style-name="P113">$</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14">$ telnet localhost 45054</text:p><text:p text:style-name="P114">Trying 127.0.0.1...</text:p><text:p text:style-name="P114">Connected to localhost.</text:p><text:p text:style-name="P114">Escape character is '^]'.</text:p><text:p text:style-name="P114">Welcome to Device Server Monitor, use "close" to quit</text:p><text:p text:style-name="P114">&gt;s</text:p><text:p text:style-name="P114">DeviceHandler R <text:s/>44153787=2609515 loops/second</text:p><text:p text:style-name="P114">Webserver <text:s/>1=0 loops/second</text:p><text:p text:style-name="P114">Telnet Thread <text:s/>0=0 loops/second</text:p><text:p text:style-name="P114">Stats Thread <text:s/>2=0 loops/second</text:p><text:p text:style-name="P114"/><text:p text:style-name="P114">&gt;h</text:p><text:p text:style-name="P114">cmd lines are build like this</text:p><text:p text:style-name="P114">cmd hardware number [value]</text:p><text:p text:style-name="P114">cmd=[R|W|H|E|C|S] for read, write, help, end, config and stats</text:p><text:p text:style-name="P114">hardware=[C|I|O|A] for counter, input, output, analog values</text:p><text:p text:style-name="P114">Number = Number of line</text:p><text:p text:style-name="P114">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10"><text:soft-page-break/><text:span text:style-name="T6">Durch einen Programmfehler kann es passieren, daß sich der DeviceServer beendet, wenn man eine Telnet Session über <text:s/>Strg+Alt ] und quit beendet. Um diesen Fehler zu umgehen sollten Sie die Telnet Session mit </text:span><text:span text:style-name="T15">close</text:span><text:span text:style-name="T6"> beenden.</text:span></text:p>
      <text:p text:style-name="P25"/>
      <text:p text:style-name="P25"><draw:frame draw:style-name="fr2" draw:name="Frame4" text:anchor-type="paragraph" svg:x="0.131cm" svg:y="1.503cm" svg:width="16.57cm" draw:z-index="4"><draw:text-box fo:min-height="1.498cm"><text:p text:style-name="P25">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5"/>
      <text:p text:style-name="P25"/>
      <text:p text:style-name="P25"/>
      <text:p text:style-name="P25"/>
      <text:p text:style-name="P25"/>
      <text:p text:style-name="P25"/>
      <text:p text:style-name="P25"/>
      <text:p text:style-name="P25">In der Standardkonfiguration des DeviceServers ist lediglich ein Random Number Generator auf der IO_Group 1 der Eingänge ( die Blinkenlights in den Screenshots ) <text:span text:style-name="T39">konfiguriert</text:span>.</text:p>
      <text:p text:style-name="P25"/>
      <text:p text:style-name="P25">Der Port des Webserver ist 10080 und der Telnet Schnittstelle 45054. Diese Ports können zur Zeit noch nicht geändert werden.</text:p>
      <text:p text:style-name="P25"/>
      <text:p text:style-name="P26">Ab V 0.6 steht zum einfachen debugging der Parameter d zur Verfügung:</text:p>
      <text:p text:style-name="P26">./DeviceServer d</text:p>
      <text:p text:style-name="P25"/>
      <text:p text:style-name="P29">Ab V.06 kann der DeviceServer php Scripte ausführen</text:p>
      <text:p text:style-name="P131">todo: write <text:span text:style-name="T52">information about php scripts!</text:span></text:p>
      <text:h text:style-name="Heading_20_2" text:outline-level="2"><text:bookmark-start text:name="__RefHeading__1569_636098784"/>Der <text:s/>Datalogger<text:bookmark-end text:name="__RefHeading__1569_636098784"/></text:h>
      <text:p text:style-name="P2"/>
      <text:p text:style-name="P21">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1"/>
      <text:p text:style-name="P21"><draw:frame draw:style-name="fr8" draw:name="graphics3" text:anchor-type="paragraph" svg:x="1.54cm" svg:y="0.086cm" svg:width="13.388cm" svg:height="9.874cm" draw:z-index="5"><draw:image xlink:href="Pictures/100000000000032A00000294D36C4F98DFC6246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Die obige Abbildung zeigt bei den Eingängen S1-S8 die vom DeviceServer exportierten Zufallszahlen.</text:p>
      <text:p text:style-name="P27">Die Konfiguration des dataloggers erfolgt über die Datei datalogger.cfg, die Syntax ist im Kapitel über die Konfiguration beschrieben.</text:p>
      <text:p text:style-name="P22"/>
      <text:p text:style-name="P100"/>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1273697470" text:style-name="L1">
        <text:list-item>
          <text:p text:style-name="P136">AWL zu editieren</text:p>
        </text:list-item>
        <text:list-item>
          <text:p text:style-name="P136">AWL zu archivieren (laden,speichern,drucken)</text:p>
        </text:list-item>
        <text:list-item>
          <text:p text:style-name="P136">AWL zu testen</text:p>
        </text:list-item>
        <text:list-item>
          <text:p text:style-name="P136">Kontaktplan ( KOP ) anzeigen</text:p>
        </text:list-item>
      </text:list>
      <text:p text:style-name="P22"/>
      <text:p text:style-name="P22">( AWL = Anweisungsliste, e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D&gt;ocu : <text:s/>Lesen der bzw. Suchen in der Online Dokumentation</text:p>
      <text:p text:style-name="P22"/>
      <text:p text:style-name="P22"><text:s text:c="14"/>- &lt;Q&gt;uit : <text:s/>Beenden der Entwicklungsumgebung</text:p>
      <text:p text:style-name="P22"/>
      <text:p text:style-name="P22"><text:soft-page-break/></text:p>
      <text:p text:style-name="P22"/>
      <text:h text:style-name="Heading_20_3" text:outline-level="3"><text:bookmark-start text:name="__RefHeading__1577_636098784"/><text:s/><text:span text:style-name="T31"><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66" text:outline-level="3"/>
      <text:h text:style-name="P167" text:outline-level="3"><text:bookmark-start text:name="__RefHeading__1581_636098784"/><text:s text:c="6"/>2.1.2 Der Menuepkt EDIT<text:bookmark-end text:name="__RefHeading__1581_636098784"/></text:h>
      <text:p text:style-name="P48"/>
      <text:p text:style-name="P22"><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00">Diese Eingabe wird vom Editor wie folgt umgeformt:</text:p>
      <text:p text:style-name="P22"/>
      <text:p text:style-name="P64"><text:s text:c="13"/>18 U <text:s text:c="2"/>E <text:s text:c="4"/>1 Eingang 1 = Starttaste</text:p>
      <text:p text:style-name="P64"><text:s/>Bedeutung: <text:s text:c="2"/>| | <text:s text:c="2"/>| <text:s text:c="4"/>| |</text:p>
      <text:p text:style-name="P64"><text:s text:c="14"/>| | <text:s text:c="2"/>| <text:s text:c="4"/>| + Kommentar----------&gt;</text:p>
      <text:p text:style-name="P64"><text:s text:c="14"/>| | <text:s text:c="2"/>| <text:s text:c="4"/>+ Parameter</text:p>
      <text:p text:style-name="P64"><text:s text:c="14"/>| | <text:s text:c="2"/>+ Operand</text:p>
      <text:p text:style-name="P64"><text:s text:c="14"/>| + Operation</text:p>
      <text:p text:style-name="P64"><text:s text:c="14"/>+ vorgegebene Zeilennummer</text:p>
      <text:p text:style-name="P64"/>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00"/>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5_636098784"/><text:s text:c="6"/>2.1.5 Menupunkt DOCU<text:bookmark-end text:name="__RefHeading__1585_636098784"/></text:h>
      <text:p text:style-name="P22"/>
      <text:p text:style-name="P22"><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2">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2"/>
      <text:h text:style-name="Heading_20_3" text:outline-level="3"><text:bookmark-start text:name="__RefHeading__1587_636098784"/><text:s text:c="6"/>2.1.6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66" text:outline-level="3"/>
      <text:h text:style-name="P167"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9">AWL Befehl</text:p>
          </table:table-cell>
          <table:table-cell table:style-name="DieBefehlerderAWL.A1" office:value-type="string">
            <text:p text:style-name="P119">Bedeutung / Erklärung</text:p>
          </table:table-cell>
          <table:table-cell table:style-name="DieBefehlerderAWL.C1" office:value-type="string">
            <text:p text:style-name="P119">Sprache</text:p>
          </table:table-cell>
        </table:table-row>
        <table:table-row>
          <table:table-cell table:style-name="DieBefehlerderAWL.A2" office:value-type="string">
            <text:p text:style-name="P118">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18">de</text:p>
          </table:table-cell>
        </table:table-row>
        <table:table-row>
          <table:table-cell table:style-name="DieBefehlerderAWL.A2" office:value-type="string">
            <text:p text:style-name="P118">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18">de</text:p>
          </table:table-cell>
        </table:table-row>
        <table:table-row>
          <table:table-cell table:style-name="DieBefehlerderAWL.A2" office:value-type="string">
            <text:p text:style-name="P118">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18">de</text:p>
          </table:table-cell>
        </table:table-row>
        <table:table-row>
          <table:table-cell table:style-name="DieBefehlerderAWL.A2" office:value-type="string">
            <text:p text:style-name="P118">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18">de</text:p>
          </table:table-cell>
        </table:table-row>
        <table:table-row>
          <table:table-cell table:style-name="DieBefehlerderAWL.A2" office:value-type="string">
            <text:p text:style-name="P118">O</text:p>
          </table:table-cell>
          <table:table-cell table:style-name="DieBefehlerderAWL.A2" office:value-type="string">
            <text:p text:style-name="P22">der Akkuinhalt wird mit angeg. Oper. ODER verknuepft.</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Standard">'='</text:p>
          </table:table-cell>
          <table:table-cell table:style-name="DieBefehlerderAWL.A2" office:value-type="string">
            <text:p text:style-name="P118">Zuweisung, damit kann einem Marker, Timer oder <text:s/>Ausgang <text:s/>der Akkuinhalt zugewiesen werden. mehrfach Zuweisungen sind erlaubt !</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N'</text:p>
          </table:table-cell>
          <table:table-cell table:style-name="DieBefehlerderAWL.A2" office:value-type="string">
            <text:p text:style-name="P118">Wie oben, jedoch der negierte Akkuinhalt</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S</text:p>
          </table:table-cell>
          <table:table-cell table:style-name="DieBefehlerderAWL.A2" office:value-type="string">
            <text:p text:style-name="P118">Setzt einen Ausgang oder Merker auf 1, wenn der Akku true enthält</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R</text:p>
          </table:table-cell>
          <table:table-cell table:style-name="DieBefehlerderAWL.A2" office:value-type="string">
            <text:p text:style-name="P118">Setzt einen Ausgang oder Merker auf 0 wenn der Akku true enthält</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18">de</text:p>
          </table:table-cell>
        </table:table-row>
        <table:table-row>
          <table:table-cell table:style-name="DieBefehlerderAWL.A2" office:value-type="string">
            <text:p text:style-name="P118">SPB</text:p>
          </table:table-cell>
          <table:table-cell table:style-name="DieBefehlerderAWL.A2" office:value-type="string">
            <text:p text:style-name="P11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8">de</text:p>
          </table:table-cell>
        </table:table-row>
        <table:table-row>
          <table:table-cell table:style-name="DieBefehlerderAWL.A2" office:value-type="string">
            <text:p text:style-name="P118">TE</text:p>
          </table:table-cell>
          <table:table-cell table:style-name="DieBefehlerderAWL.A2" office:value-type="string">
            <text:p text:style-name="P118">Timer einschaltverzögert Bsp: timer.sps</text:p>
          </table:table-cell>
          <table:table-cell table:style-name="DieBefehlerderAWL.C2" office:value-type="string">
            <text:p text:style-name="P118">de</text:p>
          </table:table-cell>
        </table:table-row>
        <table:table-row>
          <table:table-cell table:style-name="DieBefehlerderAWL.A2" office:value-type="string">
            <text:p text:style-name="P118">ZR</text:p>
          </table:table-cell>
          <table:table-cell table:style-name="DieBefehlerderAWL.A2" office:value-type="string">
            <text:p text:style-name="P118">Rückwärtszähler Bsp zahler.sps</text:p>
          </table:table-cell>
          <table:table-cell table:style-name="DieBefehlerderAWL.C2" office:value-type="string">
            <text:p text:style-name="P118">de</text:p>
          </table:table-cell>
        </table:table-row>
        <table:table-row>
          <table:table-cell table:style-name="DieBefehlerderAWL.A2" office:value-type="string">
            <text:p text:style-name="P118">K</text:p>
          </table:table-cell>
          <table:table-cell table:style-name="DieBefehlerderAWL.A2" office:value-type="string">
            <text:p text:style-name="P118">Konstante für Timer und Zähler</text:p>
          </table:table-cell>
          <table:table-cell table:style-name="DieBefehlerderAWL.C2" office:value-type="string">
            <text:p text:style-name="P118">de</text:p>
          </table:table-cell>
        </table:table-row>
        <table:table-row>
          <table:table-cell table:style-name="DieBefehlerderAWL.A2" office:value-type="string">
            <text:p text:style-name="P118">NOP</text:p>
          </table:table-cell>
          <table:table-cell table:style-name="DieBefehlerderAWL.A2" office:value-type="string">
            <text:p text:style-name="P118">No Operation ( macht gar nichts )</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EN</text:p>
          </table:table-cell>
          <table:table-cell table:style-name="DieBefehlerderAWL.A2" office:value-type="string">
            <text:p text:style-name="P118">Programmende der AWL, alternative Schreibweisen PE (de) oder EP (en)</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LT</text:p>
          </table:table-cell>
          <table:table-cell table:style-name="DieBefehlerderAWL.A2" office:value-type="string">
            <text:p text:style-name="P118">Less than / kleiner als siehe analog Verarbeitung</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GT</text:p>
          </table:table-cell>
          <table:table-cell table:style-name="DieBefehlerderAWL.A2" office:value-type="string">
            <text:p text:style-name="P118">Greater than / grösser als <text:s/>siehe analog Verarbeitung</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EQ</text:p>
          </table:table-cell>
          <table:table-cell table:style-name="DieBefehlerderAWL.A2" office:value-type="string">
            <text:p text:style-name="P118">Equal / gleich <text:s/>siehe analog Verarbeitung</text:p>
          </table:table-cell>
          <table:table-cell table:style-name="DieBefehlerderAWL.C2" office:value-type="string">
            <text:p text:style-name="P118"><text:span text:style-name="T50">d</text:span>e/en</text:p>
          </table:table-cell>
        </table:table-row>
        <table:table-row>
          <table:table-cell table:style-name="DieBefehlerderAWL.A2" office:value-type="string">
            <text:p text:style-name="P118">$</text:p>
          </table:table-cell>
          <table:table-cell table:style-name="DieBefehlerderAWL.A2" office:value-type="string">
            <text:p text:style-name="P118">Execute, Ausführung externer Programme Bsp flankenlogger.sps</text:p>
          </table:table-cell>
          <table:table-cell table:style-name="DieBefehlerderAWL.C2" office:value-type="string">
            <text:p text:style-name="P118"><text:span text:style-name="T50">d</text:span>e/en</text:p>
          </table:table-cell>
        </table:table-row>
      </table:table>
      <text:p text:style-name="P22"/>
      <text:p text:style-name="P22"/>
      <text:p text:style-name="P100"/>
      <text:h text:style-name="Heading_20_3" text:outline-level="3"><text:bookmark-start text:name="__RefHeading__1591_636098784"/><text:s/><text:span text:style-name="T31"><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9">Deutsch Bezeichnung</text:p>
          </table:table-cell>
          <table:table-cell table:style-name="Table1.A1" office:value-type="string">
            <text:p text:style-name="P119">Engliche Bezeichnung</text:p>
          </table:table-cell>
          <table:table-cell table:style-name="Table1.C1" office:value-type="string">
            <text:p text:style-name="P119">Bedeutung</text:p>
          </table:table-cell>
        </table:table-row>
        <table:table-row>
          <table:table-cell table:style-name="Table1.A2" office:value-type="string">
            <text:p text:style-name="P118">E</text:p>
          </table:table-cell>
          <table:table-cell table:style-name="Table1.A2" office:value-type="string">
            <text:p text:style-name="P118">I</text:p>
          </table:table-cell>
          <table:table-cell table:style-name="Table1.C2" office:value-type="string">
            <text:p text:style-name="P118">Eingang</text:p>
          </table:table-cell>
        </table:table-row>
        <table:table-row>
          <table:table-cell table:style-name="Table1.A2" office:value-type="string">
            <text:p text:style-name="P118">A</text:p>
          </table:table-cell>
          <table:table-cell table:style-name="Table1.A2" office:value-type="string">
            <text:p text:style-name="P118">O</text:p>
          </table:table-cell>
          <table:table-cell table:style-name="Table1.C2" office:value-type="string">
            <text:p text:style-name="P118">Ausgang</text:p>
          </table:table-cell>
        </table:table-row>
        <table:table-row>
          <table:table-cell table:style-name="Table1.A2" office:value-type="string">
            <text:p text:style-name="P118">J</text:p>
          </table:table-cell>
          <table:table-cell table:style-name="Table1.A2" office:value-type="string">
            <text:p text:style-name="P118">J</text:p>
          </table:table-cell>
          <table:table-cell table:style-name="Table1.C2" office:value-type="string">
            <text:p text:style-name="P118">Analoger Eingang</text:p>
          </table:table-cell>
        </table:table-row>
        <table:table-row>
          <table:table-cell table:style-name="Table1.A2" office:value-type="string">
            <text:p text:style-name="P118">Z</text:p>
          </table:table-cell>
          <table:table-cell table:style-name="Table1.A2" office:value-type="string">
            <text:p text:style-name="P118">C</text:p>
          </table:table-cell>
          <table:table-cell table:style-name="Table1.C2" office:value-type="string">
            <text:p text:style-name="P118">Zähler</text:p>
          </table:table-cell>
        </table:table-row>
        <table:table-row>
          <table:table-cell table:style-name="Table1.A2" office:value-type="string">
            <text:p text:style-name="P118">T</text:p>
          </table:table-cell>
          <table:table-cell table:style-name="Table1.A2" office:value-type="string">
            <text:p text:style-name="P118">T</text:p>
          </table:table-cell>
          <table:table-cell table:style-name="Table1.C2" office:value-type="string">
            <text:p text:style-name="P118">Timer</text:p>
          </table:table-cell>
        </table:table-row>
        <table:table-row>
          <table:table-cell table:style-name="Table1.A2" office:value-type="string">
            <text:p text:style-name="P118">M</text:p>
          </table:table-cell>
          <table:table-cell table:style-name="Table1.A2" office:value-type="string">
            <text:p text:style-name="P118">M</text:p>
          </table:table-cell>
          <table:table-cell table:style-name="Table1.C2" office:value-type="string">
            <text:p text:style-name="P118">Merker</text:p>
          </table:table-cell>
        </table:table-row>
        <table:table-row>
          <table:table-cell table:style-name="Table1.A2" office:value-type="string">
            <text:p text:style-name="P118">K</text:p>
          </table:table-cell>
          <table:table-cell table:style-name="Table1.A2" office:value-type="string">
            <text:p text:style-name="P118">K</text:p>
          </table:table-cell>
          <table:table-cell table:style-name="Table1.C2" office:value-type="string">
            <text:p text:style-name="P118">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31"><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66" text:outline-level="3"/>
      <text:h text:style-name="P168"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64"><text:s text:c="18"/>1 U <text:s text:c="2"/>E <text:s/>1</text:p>
      <text:p text:style-name="P64"><text:s text:c="18"/>2 U <text:s text:c="2"/>E <text:s/>2</text:p>
      <text:p text:style-name="P64"><text:s text:c="18"/>3 U <text:s text:c="2"/>E <text:s/>3</text:p>
      <text:p text:style-name="P64"><text:s text:c="18"/>4 = <text:s text:c="2"/>A <text:s/>1</text:p>
      <text:p text:style-name="P64"><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4">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35">4 =N <text:s/>A <text:s/>1</text:span>" geaendert ergibt sich folgende Schaltung:</text:p>
      <text:p text:style-name="P22"><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66" text:outline-level="3"/>
      <text:h text:style-name="P167" text:outline-level="3"><text:bookmark-start text:name="__RefHeading__1601_636098784"/><text:s/><text:span text:style-name="T31"><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10"><draw:image xlink:href="Pictures/1000000000000165000000CAD4D086B776787D5A.png" xlink:type="simple" xlink:show="embed" xlink:actuate="onLoad" loext:mime-type="image/png"/></draw:frame></text:p>
      <text:p text:style-name="P22"/>
      <text:p text:style-name="P22">A1=E1+E2+E3</text:p>
      <text:p text:style-name="P22">Wahrscheinlich sieht Ihre Loesung so aus:</text:p>
      <text:p text:style-name="P22"/>
      <text:p text:style-name="P64"><text:s text:c="18"/>1 O <text:s text:c="2"/>E <text:s/>1</text:p>
      <text:p text:style-name="P64"><text:s text:c="18"/>2 O <text:s text:c="2"/>E <text:s/>2</text:p>
      <text:p text:style-name="P64"><text:s text:c="18"/>3 O <text:s text:c="2"/>E <text:s/>3</text:p>
      <text:p text:style-name="P64"><text:s text:c="18"/>4 = <text:s text:c="2"/>A <text:s/>1</text:p>
      <text:p text:style-name="P64"><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64"><text:s text:c="18"/>1 U <text:s text:c="2"/>E <text:s/>1</text:p>
      <text:p text:style-name="P64"><text:s text:c="18"/>2 O <text:s text:c="2"/>E <text:s/>2</text:p>
      <text:p text:style-name="P64"><text:s text:c="18"/>3 O <text:s text:c="2"/>E <text:s/>3</text:p>
      <text:p text:style-name="P64"><text:s text:c="18"/>4 = <text:s text:c="2"/>A <text:s/>1</text:p>
      <text:p text:style-name="P64"><text:s text:c="18"/>5 EN</text:p>
      <text:p text:style-name="P22"><draw:frame draw:style-name="fr3" draw:name="Frame5" text:anchor-type="paragraph" svg:x="0.12cm" svg:y="0.28cm" svg:width="17.433cm" draw:z-index="11"><draw:text-box fo:min-height="2.099cm"><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31"><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64"><text:s text:c="18"/>1 U <text:s text:c="2"/>E <text:s/>1</text:p>
      <text:p text:style-name="P64"><text:s text:c="18"/>2 O( <text:s/></text:p>
      <text:p text:style-name="P64"><text:s text:c="18"/>3 U <text:s text:c="2"/>E <text:s/>2</text:p>
      <text:p text:style-name="P64"><text:s text:c="18"/>4 U <text:s text:c="2"/>E <text:s/>3</text:p>
      <text:p text:style-name="P64"><text:s text:c="18"/>5 )</text:p>
      <text:p text:style-name="P64"><text:s text:c="18"/>6 = <text:s text:c="2"/>A <text:s/>1</text:p>
      <text:p text:style-name="P64"><text:s text:c="18"/>7 EN</text:p>
      <text:p text:style-name="P64"/>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4">1*E2=E2</text:span> ,also eine <text:s/>Ladeanweisung. Erst beim Schliessen der Klammer wird der gespeicherte Akkuinhalt im dem aktuellen Akkuinhalt ODER verknuepft und dann A1 zugewiesen.<text:line-break/></text:p>
      <text:p text:style-name="P101">Die Schaltung sieht also so aus:</text:p>
      <text:p text:style-name="P22"><draw:frame draw:style-name="fr8" draw:name="graphics9" text:anchor-type="paragraph" svg:x="0.591cm" svg:y="0.155cm" svg:width="7.846cm" svg:height="3.519cm" draw:z-index="12"><draw:image xlink:href="Pictures/100000000000019D000000CAE758C7F46195BED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31"><text:s text:c="5"/></text:span>4.5 Execute<text:bookmark-end text:name="__RefHeading__1607_636098784"/></text:h>
      <text:p text:style-name="P22"><text:s text:c="9"/>Ist der Akkunhalt 1 wird das Progamm aufgerufen, welches im Comment</text:p>
      <text:p text:style-name="P22"><text:s text:c="9"/>steht. Der Returncode des programmes wird in den analog akku geschrieben.</text:p>
      <text:p text:style-name="P22"/>
      <text:p text:style-name="P22"><text:s text:c="12"/>Vor allem eines beachten :</text:p>
      <text:p text:style-name="P22"><text:s text:c="18"/>Diese Ausfuehrungen sollen Ihnen nur erlaeutern wie</text:p>
      <text:p text:style-name="P22"><text:s text:c="18"/>dieser Simulator arbeitet. Mehr ueber SPS und</text:p>
      <text:p text:style-name="P22"><text:s text:c="18"/>die Programmierung erfahren Sie in der Literatur</text:p>
      <text:p text:style-name="P22"><text:s text:c="18"/>rund um das Thema SPS und den Beispielen.</text:p>
      <text:p text:style-name="P22"><text:s text:c="18"/>Beachten Sie die *.doc Dateien zu den Beispielen!!</text:p>
      <text:p text:style-name="P22"/>
      <text:p text:style-name="P22"/>
      <text:p text:style-name="P100"/>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64"><text:s text:c="4"/>AWL Cmd <text:s text:c="4"/>KOP <text:s text:c="12"/>Kommentar</text:p>
      <text:p text:style-name="P64"><text:s text:c="8"/>U <text:s text:c="22"/>alt. A</text:p>
      <text:p text:style-name="P64"><text:s text:c="8"/>O</text:p>
      <text:p text:style-name="P64"><text:s text:c="8"/>UN <text:s text:c="21"/>alt. AN</text:p>
      <text:p text:style-name="P64"><text:s text:c="8"/>ON</text:p>
      <text:p text:style-name="P64"><text:s text:c="8"/>=N <text:s text:c="5"/>-|NOT|-</text:p>
      <text:p text:style-name="P64"><text:s text:c="8"/>TE <text:s text:c="5"/>-(SE)- <text:s text:c="9"/>Konstante in Beschriftung</text:p>
      <text:p text:style-name="P64"><text:s text:c="8"/>ZR <text:s text:c="5"/>-(ZR)- <text:s text:c="9"/>Konstante in Beschriftung</text:p>
      <text:p text:style-name="P64"><text:s text:c="8"/>EN <text:s text:c="5"/>|-END-| <text:s text:c="8"/>alt. PE EP</text:p>
      <text:p text:style-name="P64"><text:s text:c="8"/>S <text:s text:c="6"/>-(S)-</text:p>
      <text:p text:style-name="P64"><text:s text:c="8"/>R <text:s text:c="6"/>-(R)-</text:p>
      <text:p text:style-name="P64"><text:s text:c="8"/>NOP <text:s text:c="20"/>Leerzeile</text:p>
      <text:p text:style-name="P64"><text:s text:c="8"/>$ <text:s text:c="6"/>-(execute)- <text:s text:c="4"/>Commando in Beschriftung</text:p>
      <text:p text:style-name="P64"/>
      <text:h text:style-name="Heading_20_3" text:outline-level="3"><text:bookmark-start text:name="__RefHeading__1687_636098784"/><text:s/>6 run_sps der Laufzeitinterpreter<text:bookmark-end text:name="__RefHeading__1687_636098784"/></text:h>
      <text:p text:style-name="P51">Ist Ihre AWL gut ausgetestet und funktioniert, dann können Sie Ihre SPS mittels run_sps laufen lassen. Dabei gibt es keine Oberfläche, sondern die Steuerung läuft still im Hintergrund.</text:p>
      <text:p text:style-name="P88">ToDo: Document daemon mode</text:p>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7.441cm" draw:z-index="13"><draw:text-box fo:min-height="2.895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4"/>
      <text:p text:style-name="P23"><text:span text:style-name="T36">Steuerungen im allgemeinen:</text:span><text:line-break/></text:p>
      <text:p text:style-name="P23">Bitte immer Vorsorge treffen <text:s/>was eine Steuerung "macht" wenn der Rechner, das Programm oder wer sonst auch immer verueckt spielt. <text:span text:style-name="T51">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28">Die Konfiguration <text:span text:style-name="T51">von sps und run_sps </text:span><text:s/>erfolgt über die Datei .<text:span text:style-name="T51">run_sps</text:span>.cfg, die Syntax ist im Kapitel über die Konfiguration beschrieben.</text:p>
      <text:h text:style-name="P165" text:outline-level="2"><text:bookmark-start text:name="__RefHeading__1613_636098784"/>Das Oszi<text:bookmark-end text:name="__RefHeading__1613_636098784"/></text:h>
      <text:p text:style-name="P38"/>
      <text:p text:style-name="P38"><draw:frame draw:style-name="fr9" draw:name="graphics12" text:anchor-type="paragraph" svg:width="12.859cm" svg:height="14.049cm" draw:z-index="20"><draw:image xlink:href="Pictures/10000201000001E600000213F56F006B04C6825B.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tab/></text:p>
      <text:p text:style-name="P40"/>
      <text:p text:style-name="P40">Vier analoge Signale im Oszi<text:line-break/>Über die Konfigurationsdatei oszi.cfg wird die Anwendung wie üblich konfiguriert. Es können die Massstäbe für die Kanäle eingestellt werden, sowie die Abtastrate. <text:line-break/><text:line-break/></text:p>
      <text:h text:style-name="P163" text:outline-level="2"><text:bookmark-start text:name="__RefHeading__1615_636098784"/>OpenLabCalc<text:bookmark-end text:name="__RefHeading__1615_636098784"/></text:h>
      <text:p text:style-name="P38">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38">Diese Formel rechnet OpenLabCalc in einer Schleife so schnell als möglich immer wieder durch. Dabei wird das Ergebnis der Berechnung in der Variablen J8 des DeviceServers gespeichert und steht damit allen Tools zur Verfügung.</text:p>
      <text:p text:style-name="P38"/>
      <text:p text:style-name="P41">In der kommenden Version soll OpenLabCalc in die Lage versetzt werden mehrere Formeln parallel zu berechnen.<text:line-break/><text:span text:style-name="T48">ToDo: Erklärung der Zusammenhänge und der Konfiguration</text:span></text:p>
      <text:p text:style-name="P110">mqtt-exec:<text:span text:style-name="T44"> ( V 0.6 )</text:span></text:p>
      <text:p text:style-name="P95"/>
      <text:p text:style-name="P133">mit mqtt-exec können Sie externe Programme in Abhängigkeit von Werten in MQTT Topics starten. <text:span text:style-name="T55">Das Programm mqtt-exec stammt von Natanael Copa ( </text:span><text:a xlink:type="simple" xlink:href="https://github.com/ncopa/mqtt-exec" text:style-name="Internet_20_link" text:visited-style-name="Visited_20_Internet_20_Link"><text:span text:style-name="T55">https://github.com/ncopa/mqtt-exec</text:span></text:a><text:span text:style-name="T55"> ) und wird von mir aus dem Original mit folgenden Patches gebaut: </text:span><text:a xlink:type="simple" xlink:href="https://gitlab.com/lnetwalker/mqtt-exec-ng" text:style-name="Internet_20_link" text:visited-style-name="Visited_20_Internet_20_Link"><text:span text:style-name="T55">https://gitlab.com/lnetwalker/mqtt-exec-ng</text:span></text:a><text:span text:style-name="T55"> und für die Linux Plattform mitgeliefert.<text:line-break/></text:span></text:p>
      <text:p text:style-name="P128"/>
      <text:p text:style-name="P90">ToDo: Erklärung der Zusammenhänge und der Konfiguration</text:p>
      <text:p text:style-name="P90"/>
      <text:p text:style-name="P90"/>
      <text:p text:style-name="P96">LogicSim:<text:span text:style-name="T44"> ( V 0.6 )</text:span></text:p>
      <text:p text:style-name="P92"/>
      <text:p text:style-name="P132">mittels LogicSim können Sie digital<text:span text:style-name="T55">e</text:span> Schaltungen simulieren und mit dem DeviceServer verbinden.</text:p>
      <text:p text:style-name="P129"/>
      <text:p text:style-name="P91">ToDo: Erklärung der Zusammenhänge und der Konfiguration</text:p>
      <text:p text:style-name="P91"/>
      <text:p text:style-name="P91"/>
      <text:p text:style-name="P97">ObjectRecognition:<text:span text:style-name="T44"> ( V 0.6 )</text:span></text:p>
      <text:p text:style-name="P93"/>
      <text:p text:style-name="P93">ToDo: explain the Object Recognition</text:p>
      <text:h text:style-name="P165" text:outline-level="2"><text:bookmark-start text:name="__RefHeading__1617_636098784"/>Die AJAX GUI Elemente<text:bookmark-end text:name="__RefHeading__1617_636098784"/></text:h>
      <text:p text:style-name="P79"/>
      <text:p text:style-name="P79"><draw:frame draw:style-name="fr9" draw:name="graphics13" text:anchor-type="paragraph" svg:width="16.683cm" svg:height="12.053cm" draw:z-index="21"><draw:image xlink:href="Pictures/10000000000003130000022E341340B145C00E40.png" xlink:type="simple" xlink:show="embed" xlink:actuate="onLoad" loext:mime-type="image/png"/></draw:frame><text:span text:style-name="T3">Eine Übersicht über einige der GUI Elemente</text:span><text:line-break/><text:line-break/><text:span text:style-name="T16">Zur einfachen und schnellen Gestaltungen von Bedienoberflächen und der Visualisierung von Steuerungen können sehr gut die GUI Elemente von OpenMSR genutzt werden.</text:span></text:p>
      <text:p text:style-name="P3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0"/>
      <text:p text:style-name="P30">Im folgenden versuche ich die Grundlagen soweit zu erläutern, dass jedermann damit in die Lage versetzt wird eigene Oberflächen zu erstellen.</text:p>
      <text:p text:style-name="P30"/>
      <text:p text:style-name="P30">Übersicht über die möglichen Elemente einer OpenMSR GUI<text:line-break/><text:line-break/>Eingabeelemente – Schalter, Schieberegler, Drehknöpfe, Taster</text:p>
      <text:p text:style-name="P30">Ausgabeelemente – LED, Glühbirne, Balkenanzeige, Zeigerinstrument, Füllstandsanzeige</text:p>
      <text:p text:style-name="P30">Konnektoren – unsichtbare Elemente, die die GUI mit einer Steuerung verbinden.</text:p>
      <text:p text:style-name="P30"/>
      <text:p text:style-name="P80"><text:span text:style-name="T16">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05">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0">Wichtig ist dabei zu beachten, daß Events nicht an ein Ziel adressiert werden. Ein Event wird einfach gesendet – er hat kein spezielles Ziel.</text:p>
      <text:p text:style-name="P3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0"/>
      <text:p text:style-name="P30">Alles was Sie dazu benötigen ist ein Texteditor. In diesem öffnen Sie jetzt die Seite „OpenMSR-GUI-Elements.html“ im docroot Verzeichnis des DeviceServers. An Hand dieser Datei lernen wir das Erstellen von Oberflächen.</text:p>
      <text:p text:style-name="P30">Der Anfang der Datei lautet:</text:p>
      <text:p text:style-name="P79"><draw:frame draw:style-name="fr5" draw:name="Frame7" text:anchor-type="paragraph" svg:width="13.866cm" draw:z-index="22"><draw:text-box fo:min-height="6.793cm"><text:p text:style-name="P115">&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5"><text:s text:c="6"/>#TempMeterCanvas {<text:line-break/><text:tab/>background-color: white;<text:line-break/><text:tab/>position: absolute;<text:line-break/><text:tab/>left: 0px;<text:line-break/><text:tab/>top: 30px;<text:line-break/> <text:s text:c="5"/>}</text:p><text:p text:style-name="P115"><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79"/>
      <text:p text:style-name="P30">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0"/>
      <text:p text:style-name="P103">Später folgt:</text:p>
      <text:p text:style-name="P79"><draw:frame draw:style-name="fr6" draw:name="Frame8" text:anchor-type="paragraph" svg:width="13.866cm" draw:z-index="23"><draw:text-box fo:min-height="6.793cm"><text:p text:style-name="P115"><text:s text:c="6"/>}</text:p><text:p text:style-name="P115"><text:s text:c="6"/>#debug {</text:p><text:p text:style-name="P115"><text:tab/>background-color: white;</text:p><text:p text:style-name="P115"><text:tab/>position: absolute;</text:p><text:p text:style-name="P115"><text:tab/>left: 100px;</text:p><text:p text:style-name="P115"><text:tab/>top: 450px;</text:p><text:p text:style-name="P115"><text:s text:c="6"/>}</text:p><text:p text:style-name="P115"/><text:p text:style-name="P115"><text:s text:c="4"/>&lt;/style&gt;</text:p><text:p text:style-name="P115"/><text:p text:style-name="P115"><text:s text:c="4"/>&lt;script type="text/javascript" src="js/openmsr.js"&gt;&lt;/script&gt;</text:p><text:p text:style-name="P115"/><text:p text:style-name="P115"><text:s text:c="4"/>&lt;script&gt;</text:p><text:p text:style-name="P115"><text:s text:c="6"/>function init() {</text:p><text:p text:style-name="P115"/><text:p text:style-name="P115"><text:tab/>OpenMSRInit();</text:p><text:p text:style-name="P115"/><text:p text:style-name="P115"><text:tab/>// show a customized horizontal meter as temp meter</text:p><text:p text:style-name="P115"><text:tab/>var MyTempMeter = new HorMeter('TempMeterCanvas','analog',1);</text:p><text:p text:style-name="P115"><text:tab/>MyTempMeter.width(525);</text:p><text:p text:style-name="P115"><text:tab/>MyTempMeter.height(84);</text:p><text:p text:style-name="P115"><text:tab/>MyTempMeter.canvbgimg('images/fieberthermometer.png');</text:p><text:p text:style-name="P115"><text:tab/>MyTempMeter.Resolution(10);</text:p><text:p text:style-name="P115"><text:tab/>MyTempMeter.maxVal(42.0);</text:p><text:p text:style-name="P115"><text:tab/>MyTempMeter.minVal(34.2);</text:p><text:p text:style-name="P115"><text:tab/>MyTempMeter.minPos(140,41);</text:p><text:p text:style-name="P115"><text:tab/>MyTempMeter.maxPos(380,41);</text:p><text:p text:style-name="P115"><text:tab/>MyTempMeter.color("red");</text:p><text:p text:style-name="P115"><text:tab/>MyTempMeter.MeterWidth(6);</text:p><text:p text:style-name="P115"><text:tab/></text:p><text:p text:style-name="P115"><text:tab/>// a second meter</text:p><text:p text:style-name="P115"><text:tab/>var MyOtherMeter = new HorMeter('OtherMeter','analog',2);</text:p><text:p text:style-name="P115"><text:tab/>MyOtherMeter.width(525);</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30">Nach den Styles folgt ein Script Aufruf, der die Bibliothek mit den Elementen lädt. In der Datei openmsr.js ist die komplette Logik aller Elemente enthalten.</text:p>
      <text:p text:style-name="P30"/>
      <text:p text:style-name="P30">Danach kommt ein zweiter Skript Aufruf, der die Elemente der GUI enthält. Alle Elemente der Seite werden dabei in der Funktion „init“ <text:s/>aufgeführt. Die Funktion muss jedoch zuerst die OpenMSR Elemente starten, was durch den Befehl „OpenMSRInit();“ geschieht.</text:p>
      <text:p text:style-name="P30"/>
      <text:p text:style-name="P38">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64" text:outline-level="2"><text:soft-page-break/>OpenMSR und MQTT <text:span text:style-name="T20"><text:s/></text:span><text:span text:style-name="T21">( ab Version V 0.6 )</text:span></text:h>
      <text:p text:style-name="P55">Mit Einführung der Version V0.6 ist OpenMSR in der Lage mit einem MQTT Broker zu kommunizieren. Es können Ein- und Ausgänge auf MQTT Topics abgebildet werden, und somit ist eine Kommunikation mit verschiedensten IoT Lösungen möglich.</text:p>
      <text:p text:style-name="P55"/>
      <text:p text:style-name="P55">Konfiguriert wird der Dienst über die Datei MQTT.ini, die vom DeviceServer beim Start eingelesen wird, <text:span text:style-name="T42">wenn sie vorhanden ist.</text:span></text:p>
      <text:p text:style-name="P86"><draw:frame text:anchor-type="paragraph" draw:z-index="24" draw:name="Shape1" draw:style-name="gr1" draw:text-style-name="P170" svg:width="17.252cm" svg:height="4.941cm" svg:x="1.291cm" svg:y="0.191cm"><draw:text-box><text:p text:style-name="P169"><text:span text:style-name="T71">[MQTT]</text:span></text:p><text:p text:style-name="P169"><text:span text:style-name="T71"><text:s text:c="2"/></text:span><text:span text:style-name="T71">Host=piplay.hucky.net</text:span></text:p><text:p text:style-name="P169"><text:span text:style-name="T71"><text:s text:c="2"/></text:span><text:span text:style-name="T71">Port=1883</text:span></text:p><text:p text:style-name="P169"><text:span text:style-name="T71"/></text:p><text:p text:style-name="P169"><text:span text:style-name="T71">[PublishOutput]</text:span></text:p><text:p text:style-name="P169"><text:span text:style-name="T71"><text:s text:c="2"/></text:span><text:span text:style-name="T71">1=/openMSR/BinOut/1</text:span></text:p><text:p text:style-name="P169"><text:span text:style-name="T71"><text:s text:c="2"/></text:span><text:span text:style-name="T71">2=/openMSR/BinOut/2</text:span></text:p><text:p text:style-name="P169"><text:span text:style-name="T71"/></text:p><text:p text:style-name="P169"><text:span text:style-name="T71">[PublishAnalog]</text:span></text:p><text:p text:style-name="P169"><text:span text:style-name="T71"><text:s text:c="2"/></text:span><text:span text:style-name="T71">1=/openMSR/Analog/1</text:span></text:p><text:p text:style-name="P169"><text:span text:style-name="T71"/></text:p><text:p text:style-name="P169"><text:span text:style-name="T71">[PublishInput]</text:span></text:p><text:p text:style-name="P169"><text:span text:style-name="T71"><text:s text:c="2"/></text:span><text:span text:style-name="T71">1=/openMSR/BinIn/1</text:span></text:p><text:p text:style-name="P169"><text:span text:style-name="T71"/></text:p><text:p text:style-name="P169"><text:span text:style-name="T71">[SubscribeInput]</text:span></text:p><text:p text:style-name="P169"><text:span text:style-name="T71"><text:s text:c="2"/></text:span><text:span text:style-name="T71">1=/openMSR/BinIn/1</text:span></text:p><text:p text:style-name="P169"><text:span text:style-name="T71"/></text:p><text:p text:style-name="P169"><text:span text:style-name="T71">[SubscribeAnalog]</text:span></text:p><text:p text:style-name="P169"><text:span text:style-name="T71"><text:s text:c="2"/></text:span><text:span text:style-name="T71">1=/Devolo/Homecontrol/Server/Wall:Plug:Switch:and:Meter/energy/currentValue</text:span></text:p><text:p text:style-name="P169"><text:span text:style-name="T71"/></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144"><text:span text:style-name="T12">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69">Im obigen Bsp wird A1 auf das Topic: </text:span><text:span text:style-name="T64">openMSR</text:span><text:span text:style-name="T66">/BinOut/1 gemappt ( Sektion: PublishOutput ) , bzw zB J1 auf das Topic: </text:span><text:span text:style-name="T67">Devolo/Homecontrol/Server/Wall:Plug:Switch:and:Meter/energy/currentValue </text:span><text:span text:style-name="T68">gemappt ( Sektion: SubscribeAnalog )</text:span></text:p>
      <text:p text:style-name="P143"/>
      <text:p text:style-name="P142"><text:span text:style-name="T57"/></text:p>
      <text:p text:style-name="P86"/>
      <text:p text:style-name="P86"/>
      <text:p text:style-name="P86"/>
      <text:p text:style-name="P86"/>
      <text:p text:style-name="P86"/>
      <text:p text:style-name="P86"/>
      <text:p text:style-name="P141"/>
      <text:p text:style-name="P140"/>
      <text:p text:style-name="P86"/>
      <text:p text:style-name="P89"/>
      <text:p text:style-name="P89"/>
      <text:h text:style-name="P165" text:outline-level="2"><text:bookmark-start text:name="__RefHeading__1650_636098784"/>Die Konfiguration der PhysMach<text:bookmark-end text:name="__RefHeading__1650_636098784"/></text:h>
      <text:p text:style-name="P51">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66"># Config file for Physical Machine Lib</text:p><text:p text:style-name="P66"># pay attention, parsing of this file is set to read exact field lengthes</text:p><text:p text:style-name="P66"># only lines starting with <text:s/>[DEVICE|PORT] are read, rest is discarded</text:p><text:p text:style-name="P66"/><text:p text:style-name="P66"/><text:p text:style-name="P66"># example of possible devices and their initstring</text:p><text:p text:style-name="P66"># programm PIO to A in, B out, C in</text:p><text:p text:style-name="P66"># DEVICE P $307:$99</text:p><text:p text:style-name="P66"/><text:p text:style-name="P66"># possible devices are: </text:p><text:p text:style-name="P66"># <text:tab/><text:tab/><text:tab/>I = IO Warrior 40</text:p><text:p text:style-name="P66">#<text:tab/><text:tab/><text:tab/>D = DIL/NetPC DNP1486</text:p><text:p text:style-name="P66">#<text:tab/><text:tab/><text:tab/>P = 8255 based ISA Slot PIO</text:p><text:p text:style-name="P66">#<text:tab/><text:tab/><text:tab/>L = printer port</text:p><text:p text:style-name="P66">#<text:tab/><text:tab/><text:tab/>R = Random</text:p><text:p text:style-name="P66">#<text:tab/><text:tab/><text:tab/>J = Joystick</text:p><text:p text:style-name="P66">#<text:tab/><text:tab/><text:tab/>H = HTTP</text:p><text:p text:style-name="P66">#<text:tab/><text:tab/><text:tab/>B = BMCM devices like usb pio, usb ad etc</text:p><text:p text:style-name="P66">#<text:tab/><text:tab/><text:tab/>E = Exec external program</text:p><text:p text:style-name="P66"/><text:p text:style-name="P66">#DEVICE P $307:$99<text:tab/><text:tab/># the PIO needs the config port and the configuration value</text:p><text:p text:style-name="P66">#DEVICE I dummy</text:p><text:p text:style-name="P66">#DEVICE L dummy</text:p><text:p text:style-name="P66">#DEVICE D dummy</text:p><text:p text:style-name="P66">#DEVICE R dummy</text:p><text:p text:style-name="P66">#DEVICE J /dev/js0</text:p><text:p text:style-name="P66">#DEVICE H http://www.server.com/path/read/data?§http://www.server.com/path/write/data?§</text:p><text:p text:style-name="P66">#DEVICE B usb-pio:/dev/ttyACM0:$ffffffff:$ffffffff:$ffffffff:</text:p><text:p text:style-name="P66">#DEVICE B usb-ad:/dev/ttyACM1::::</text:p><text:p text:style-name="P66">#DEVICE E program:param:param:</text:p><text:p text:style-name="P66"/><text:p text:style-name="P66"/><text:p text:style-name="P66">#generic config lines</text:p><text:p text:style-name="P66">#PORT![I|O|C|A|U] iogroup Address devicetype</text:p><text:p text:style-name="P66">#<text:tab/> I=input</text:p><text:p text:style-name="P66">#<text:tab/> O=output</text:p><text:p text:style-name="P66">#<text:tab/> C=counter</text:p><text:p text:style-name="P66">#<text:tab/> A=analog in</text:p><text:p text:style-name="P66">#<text:tab/> U=analog out</text:p><text:p text:style-name="P66"/></draw:text-box></draw:frame></text:p>
      <text:p text:style-name="P51">Die Konfiguration einer USB-PIO von BMCM sieht dann so aus:</text:p>
      <text:p text:style-name="P63"/>
      <text:p text:style-name="P63"><draw:frame draw:style-name="fr1" draw:name="Rahmen2" text:anchor-type="paragraph" svg:x="0.418cm" svg:y="0.069cm" draw:z-index="15"><draw:text-box fo:min-height="2.35cm" fo:min-width="16.187cm"><text:p text:style-name="P63">#BMCM USB PIO</text:p><text:p text:style-name="P63">DEVICE B usb-pio:/dev/ttyACM1:$ffffffff:$ffffffff:$00000000: </text:p><text:p text:style-name="P63">PORT I <text:s text:c="2"/>1 <text:s text:c="3"/>0 B</text:p><text:p text:style-name="P63">PORT I <text:s text:c="2"/>2 <text:s text:c="3"/>1 B</text:p><text:p text:style-name="P63">PORT O <text:s text:c="2"/>1 <text:s text:c="3"/>2 B</text:p></draw:text-box></draw:frame></text:p>
      <text:p text:style-name="P63"/>
      <text:p text:style-name="P63"/>
      <text:p text:style-name="P63"/>
      <text:p text:style-name="P63"/>
      <text:p text:style-name="P63"/>
      <text:p text:style-name="P63"/>
      <text:p text:style-name="P31">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1">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1">Weitere Infos dazu finden Sie bei der Beschreibung von PhysMachTest.</text:p>
      <text:p text:style-name="P31"/>
      <text:p text:style-name="P31">Um die Konfiguration zu verstehen <text:s/>muss man wissen, wie die PhysMach ihre Resourcen verwaltet.</text:p>
      <text:p text:style-name="P31"/>
      <text:p text:style-name="P31">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1"/>
      <text:p text:style-name="P31">Die Devicezeile gibt an, dass es sich um eine USB-PIO handelt, die an /dev/ttyACM1 angeschlossen ist, die Ports 0 und 1 werden als Eingänge und der Port 2 als Ausgang definiert.</text:p>
      <text:p text:style-name="P31"/>
      <text:p text:style-name="P31">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1"/>
      <text:h text:style-name="Heading_20_2" text:outline-level="2"><text:bookmark-start text:name="__RefHeading__1621_636098784"/>Konfigurationshinweise zur unterstützten Hardware:<text:bookmark-end text:name="__RefHeading__1621_636098784"/></text:h>
      <text:p text:style-name="P31"/>
      <text:p text:style-name="P31">In der aktuellen Version wurde das Lesen der Configfiles verbessert. Es ist nicht mehr das ! Zeichen der Feldtrenner, sondern einfach ein Freizeichen. Ausserdem ist die Länge der Felder nicht mehr fest vorgegeben.</text:p>
      <text:p text:style-name="P31"/>
      <text:p text:style-name="P12">IO Warrior 24/40</text:p>
      <text:p text:style-name="P31"/>
      <text:p text:style-name="P31">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1"/>
      <text:p text:style-name="P31">Die Konfiguration:</text:p>
      <text:p text:style-name="P62">DEVICE!I!dummy</text:p>
      <text:p text:style-name="P62"># erster IO Warrior 40</text:p>
      <text:p text:style-name="P62"># der zweite IOwarrior Port 0 ist ioport=20</text:p>
      <text:p text:style-name="P62"># der dritte IOwarrior Port 0 ist ioport=30</text:p>
      <text:p text:style-name="P62"># der vierte IOwarrior Port 0 ist ioport=40</text:p>
      <text:p text:style-name="P62"># port0 in,port 0 cnt, port1 in, port2 out, port3 out</text:p>
      <text:p text:style-name="P62">PORT I <text:s text:c="2"/>1 <text:s text:c="2"/>10 I</text:p>
      <text:p text:style-name="P62">PORT I <text:s text:c="2"/>2 <text:s text:c="2"/>11 I</text:p>
      <text:p text:style-name="P62">PORT O <text:s text:c="2"/>1 <text:s text:c="2"/>12 I</text:p>
      <text:p text:style-name="P62">PORT O <text:s text:c="2"/>2 <text:s text:c="2"/>13 I</text:p>
      <text:p text:style-name="P31"/>
      <text:p text:style-name="P12">Random Device</text:p>
      <text:p text:style-name="P31"/>
      <text:p text:style-name="P31">Das Random Device ist hauptsächlich für Tests gedacht. Für die konfigurierte IO Group werden Zufallswerte erzeugt.</text:p>
      <text:p text:style-name="P31">Die Adresse $00 ist ein Dummy der nicht verwendet wird.</text:p>
      <text:p text:style-name="P31">Die Konfiguration:</text:p>
      <text:p text:style-name="P62"># Random inputs ( for debugging )</text:p>
      <text:p text:style-name="P62">DEVICE R dummy</text:p>
      <text:p text:style-name="P62">PORT I <text:s text:c="2"/>1 <text:s/>$00 R</text:p>
      <text:p text:style-name="P31"/>
      <text:p text:style-name="P31">Hier werden die Werte der Eingänge 1-8 zufällig erzeugt.</text:p>
      <text:p text:style-name="P31"/>
      <text:p text:style-name="P12">BMCM USB PIO</text:p>
      <text:p text:style-name="P31"/>
      <text:p text:style-name="P67">Im Initstring des Devices muss das Devicefile und die IO Richtung der Ports angegeben werden.</text:p>
      <text:p text:style-name="P67">Für jeden Inputport muss $fffffff und jeden Outputport $00000000 angegeben werden.</text:p>
      <text:p text:style-name="P67">Die Ports werden mit 0-2 addressiert, das erste Device ist 0.</text:p>
      <text:p text:style-name="P67">Bsp.: <text:tab/>erster Port der 2. USB PIO = 10</text:p>
      <text:p text:style-name="P67"><text:s/><text:tab/>dritter Port der 1. USB PIO = 2 oder 02</text:p>
      <text:p text:style-name="P67"/>
      <text:p text:style-name="P67">Die Konfiguration:</text:p>
      <text:p text:style-name="P61">#BMCM USB PIO</text:p>
      <text:p text:style-name="P61">DEVICE B usb-pio:/dev/ttyACM1:$ffffffff:$ffffffff:$00000000: </text:p>
      <text:p text:style-name="P61">PORT I <text:s text:c="2"/>1 <text:s text:c="2"/>00 B</text:p>
      <text:p text:style-name="P61">PORT I <text:s text:c="2"/>2 <text:s text:c="2"/>01 B</text:p>
      <text:p text:style-name="P62">PORT O <text:s text:c="2"/>1 <text:s text:c="2"/>02 B</text:p>
      <text:p text:style-name="P65"/>
      <text:p text:style-name="P65"/>
      <text:p text:style-name="P12">BMCM USB AD</text:p>
      <text:p text:style-name="P12"/>
      <text:p text:style-name="P68">Im Initstring des Devices muss das Devicefile und <text:s/>statt der IO Richtung der Ports einfach : als Dummy.</text:p>
      <text:p text:style-name="P68">Weitere Docu erforderlich</text:p>
      <text:p text:style-name="P69"/>
      <text:p text:style-name="P69">Im Moment gibt es einen Bug, wodurch die BMCM Devices bei Verw endung im Deviceserver mit einem SegFault abstürtzen. In der SPS funktionieren sie ohne Probleme! Scheinbar ist es ein Problem mit den Threads des DeviceServers.</text:p>
      <text:p text:style-name="P69"/>
      <text:p text:style-name="P69"/>
      <text:p text:style-name="P111"/>
      <text:p text:style-name="P70">HTTP Requestor</text:p>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1"/>
      <text:p text:style-name="P71">Die Konfiguration: </text:p>
      <text:p text:style-name="P85"># DeviceServer Connection Roboter Arm</text:p>
      <text:p text:style-name="P85">DEVICE H http://127.0.0.1:10080/digital/ReadInputValues.html?§http://127.0.0.1:10080/digital/WriteOutputValues.html?</text:p>
      <text:p text:style-name="P85">#PORT I 1 11 H</text:p>
      <text:p text:style-name="P85">PORT O 1 11 H</text:p>
      <text:p text:style-name="P85">PORT O 2 12 H</text:p>
      <text:p text:style-name="P85"/>
      <text:p text:style-name="P85">#Device Server Connection Joystick analoge Achsen</text:p>
      <text:p text:style-name="P85">DEVICE H http://127.0.0.1:10080/analog/read.html?§http://127.0.0.1:10080/analog/write.html?</text:p>
      <text:p text:style-name="P85">PORT A 1 221 H</text:p>
      <text:p text:style-name="P85">PORT A 2 222 H</text:p>
      <text:p text:style-name="P85">PORT A 3 223 H</text:p>
      <text:p text:style-name="P85">PORT A 4 224 H</text:p>
      <text:p text:style-name="P85"/>
      <text:p text:style-name="P85"># DeviceServer Connection Joystick Buttons</text:p>
      <text:p text:style-name="P85">DEVICE H http://127.0.0.1:10080/digital/ReadInputValues.html?§http://127.0.0.1:10080/digital/WriteOutputValues.html?</text:p>
      <text:p text:style-name="P85">PORT I 1 33 H</text:p>
      <text:p text:style-name="P85"/>
      <text:p text:style-name="P74">Erläterungen zur Port Zeile:</text:p>
      <text:p text:style-name="P74">PORT <text:s text:c="3"/>[I|O|A] <text:s text:c="3"/>lokale IOGRUPPE <text:s text:c="4"/>ADRESSE <text:s text:c="3"/>H</text:p>
      <text:p text:style-name="P74"/>
      <text:p text:style-name="P74">Adresse ist bei den digitalen Signalen 2 Stellig und hat folgende Bedeutung</text:p>
      <text:p text:style-name="P74"/>
      <text:p text:style-name="P74">1. Stelle <text:s/>Zugehörig zu device <text:s text:c="2"/><text:span text:style-name="T38">1 = 1. Drevicezeile, 2 = 2 Devicezeile ….</text:span></text:p>
      <text:p text:style-name="P75">2. Stelle remote iogroup</text:p>
      <text:p text:style-name="P75"/>
      <text:p text:style-name="P75">Bei den analogen <text:span text:style-name="T43">S</text:span>ignalen ist sie 3 <text:span text:style-name="T43">s</text:span>tellig und bed<text:span text:style-name="T43">e</text:span>uted</text:p>
      <text:p text:style-name="P75">1. Stelle Zugehörig zu device</text:p>
      <text:p text:style-name="P75">2. Stelle remote iogroup</text:p>
      <text:p text:style-name="P75">3. <text:span text:style-name="T43">S</text:span>telle das bit der remoten iogroup</text:p>
      <text:p text:style-name="P75"/>
      <text:p text:style-name="P75">221 <text:span text:style-name="T43">b</text:span>edeuted demnach</text:p>
      <text:p text:style-name="P75"/>
      <text:p text:style-name="P75">2. Devicezeile</text:p>
      <text:p text:style-name="P75">remote IOGROUP=2</text:p>
      <text:p text:style-name="P75">1 bedeuted 1. Bit. </text:p>
      <text:p text:style-name="P75">Demnach bedeutet 221 der deviceserver in der 2. DEVICE Zeile 2. IOGroup =&gt; Signale A9-A16 , bit 1 also das</text:p>
      <text:p text:style-name="P75">Signal A9</text:p>
      <text:p text:style-name="P109"/>
      <text:p text:style-name="P44">H-Tronic USB8 </text:p>
      <text:p text:style-name="P45"/>
      <text:p text:style-name="P83">#HTronic USB8 IO</text:p>
      <text:p text:style-name="P83">#DEVICE U /dev/ttyACM0</text:p>
      <text:p text:style-name="P83">#PORT A 1 <text:s text:c="2"/>1 U</text:p>
      <text:p text:style-name="P83">#PORT A 2 <text:s text:c="2"/>2 U</text:p>
      <text:p text:style-name="P83">#PORT A 3 <text:s text:c="2"/>3 U</text:p>
      <text:p text:style-name="P83">#PORT A 4 <text:s text:c="2"/>4 U</text:p>
      <text:p text:style-name="P83">#PORT A 5 <text:s text:c="2"/>5 U</text:p>
      <text:p text:style-name="P83">#PORT A 6 <text:s text:c="2"/>6 U</text:p>
      <text:p text:style-name="P83">#PORT A 7 <text:s text:c="2"/>7 U</text:p>
      <text:p text:style-name="P83">#PORT A 8 <text:s text:c="2"/>8 U</text:p>
      <text:p text:style-name="P83">#PORT O 1 <text:s text:c="2"/>2 U</text:p>
      <text:p text:style-name="P45"/>
      <text:p text:style-name="P37">Konfiguriert die 8 analogen Eingänge auf die Analogwert A1-A8 der PhysMach und die 8 disigtalen Ausgänge auf</text:p>
      <text:p text:style-name="P37">die O<text:span text:style-name="T37">1</text:span>-O<text:span text:style-name="T37">8</text:span> der PhysMach ( iogroup <text:span text:style-name="T37">1</text:span> ) <text:span text:style-name="T37">die Adresse ( 2 <text:s/>in der PORT Konfig ) wird zur Zeit ignoriert, es wird nur ein Device unterstützt.</text:span></text:p>
      <text:p text:style-name="P37"/>
      <text:p text:style-name="P45">Funk Modul <text:span text:style-name="T54">( deprecated )</text:span></text:p>
      <text:p text:style-name="P35"/>
      <text:p text:style-name="P58"><text:span text:style-name="T17">Das Funkmodul ist mein Devicetreiber für die</text:span><text:span text:style-name="T27"> von <text:s/></text:span><text:span text:style-name="T28">Thomas Wagner <text:s/>unter </text:span><text:a xlink:type="simple" xlink:href="http://iow.wagner-ibw.de/rfctrl.html" text:style-name="Internet_20_link" text:visited-style-name="Visited_20_Internet_20_Link">http://iow.wagner-ibw.de/rfctrl.html</text:a><text:span text:style-name="T17">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7">LPT Bit</text:p>
          </table:table-cell>
          <table:table-cell table:style-name="AnschlussbelegungFunksender.B1" office:value-type="string">
            <text:p text:style-name="P117">Funksender</text:p>
          </table:table-cell>
        </table:table-row>
        <table:table-row>
          <table:table-cell table:style-name="AnschlussbelegungFunksender.A2" office:value-type="string">
            <text:p text:style-name="P120">Bit 0</text:p>
          </table:table-cell>
          <table:table-cell table:style-name="AnschlussbelegungFunksender.B2" office:value-type="string">
            <text:p text:style-name="P120">Taste A</text:p>
          </table:table-cell>
        </table:table-row>
        <table:table-row>
          <table:table-cell table:style-name="AnschlussbelegungFunksender.A2" office:value-type="string">
            <text:p text:style-name="P120">Bit 1</text:p>
          </table:table-cell>
          <table:table-cell table:style-name="AnschlussbelegungFunksender.B2" office:value-type="string">
            <text:p text:style-name="P120">Taste B</text:p>
          </table:table-cell>
        </table:table-row>
        <table:table-row>
          <table:table-cell table:style-name="AnschlussbelegungFunksender.A2" office:value-type="string">
            <text:p text:style-name="P120">Bit2</text:p>
          </table:table-cell>
          <table:table-cell table:style-name="AnschlussbelegungFunksender.B2" office:value-type="string">
            <text:p text:style-name="P120">Taste C</text:p>
          </table:table-cell>
        </table:table-row>
        <table:table-row>
          <table:table-cell table:style-name="AnschlussbelegungFunksender.A2" office:value-type="string">
            <text:p text:style-name="P120">Bit3</text:p>
          </table:table-cell>
          <table:table-cell table:style-name="AnschlussbelegungFunksender.B2" office:value-type="string">
            <text:p text:style-name="P120">Taste D</text:p>
          </table:table-cell>
        </table:table-row>
        <table:table-row>
          <table:table-cell table:style-name="AnschlussbelegungFunksender.A2" office:value-type="string">
            <text:p text:style-name="P120">Bit4</text:p>
          </table:table-cell>
          <table:table-cell table:style-name="AnschlussbelegungFunksender.B2" office:value-type="string">
            <text:p text:style-name="P120">Funktion ON</text:p>
          </table:table-cell>
        </table:table-row>
        <table:table-row>
          <table:table-cell table:style-name="AnschlussbelegungFunksender.A2" office:value-type="string">
            <text:p text:style-name="P120">Bit5</text:p>
          </table:table-cell>
          <table:table-cell table:style-name="AnschlussbelegungFunksender.B2" office:value-type="string">
            <text:p text:style-name="P120">Funktion OFF</text:p>
          </table:table-cell>
        </table:table-row>
      </table:table>
      <text:p text:style-name="P36"/>
      <text:p text:style-name="P36">Bitte beachten Sie dazu die Schaltpläne und Anleitungen unter der oben genannten URL. Der IO Warrior im gezeigten Schaltplan wurde nach obiger Tabelle durch den Parallelport ersetzt.</text:p>
      <text:p text:style-name="P36">Der von mir verwendete Treiber wird wie folgt konfiguriert:</text:p>
      <text:p text:style-name="P49"># Funk Modul</text:p>
      <text:p text:style-name="P49"># transmit time auf 1 sekunde setzen</text:p>
      <text:p text:style-name="P49">#DEVICE!F!1000</text:p>
      <text:p text:style-name="P49">#PORT!O! <text:s/>1!$378!F</text:p>
      <text:p text:style-name="P49"/>
      <text:p text:style-name="P76"><text:span text:style-name="T23">I</text:span><text:span text:style-name="T18">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6"/>
      <text:p text:style-name="P42">Da ich inzwischen nicht mehr über Rechner mit Parallelport verfüge, habe ich den Treiber so erweitert, dass er mit der USB8 Hardware von H-Tronic funktioniert. Die Verbindung ist identisch wie beim LPT Port.</text:p>
      <text:p text:style-name="P42">Die Konfiguration habe ich entsprechend erweitert:</text:p>
      <text:p text:style-name="P77"/>
      <text:p text:style-name="P42">Bsp:</text:p>
      <text:p text:style-name="P42"># Funk Modul</text:p>
      <text:p text:style-name="P42"># transmit time auf 1 sekunde setzen</text:p>
      <text:p text:style-name="P42">#DEVICE F usb:/dev/ttyACM0:1000</text:p>
      <text:p text:style-name="P42">#DEVICE F par:/dev/lp0:1000</text:p>
      <text:p text:style-name="P42">#PORT O <text:s text:c="2"/>2 $378 <text:s/>F</text:p>
      <text:p text:style-name="P39"/>
      <text:p text:style-name="P42">Beim USB8 ist der Hexwert für den port ein dummy, muss aber gesetzt werden.</text:p>
      <text:p text:style-name="P42"/>
      <text:p text:style-name="P46">Kolter Electronic</text:p>
      <text:p text:style-name="P39"/>
      <text:p text:style-name="P39">Für die PCI Karten von Kolter Electronic muss zuerst der I/O Port ermittelt werden. Dazu kann man unter Linux das Kommando lspci verwenden.</text:p>
      <text:p text:style-name="P47"/>
      <text:p text:style-name="P102">Joystick</text:p>
      <text:p text:style-name="P43"/>
      <text:p text:style-name="P84"># Joystick </text:p>
      <text:p text:style-name="P84"># der erste Joystick ist ioport=$10</text:p>
      <text:p text:style-name="P84"># der zweite Joystick ist ioport=$20</text:p>
      <text:p text:style-name="P84"># der dritte Joystick ist ioport=$30</text:p>
      <text:p text:style-name="P84"># der vierte Joystick ist ioport=$40</text:p>
      <text:p text:style-name="P84"># die zweite Stelle gibt bei</text:p>
      <text:p text:style-name="P84"># analogen Ports die gewünschte Achse an ( 0-3 )</text:p>
      <text:p text:style-name="P84"># bei den digitalen Inputs wird sie ignoriert</text:p>
      <text:p text:style-name="P84">DEVICE J /dev/input/js0</text:p>
      <text:p text:style-name="P84">PORT I <text:s text:c="2"/>3 <text:s text:c="2"/>$11 J</text:p>
      <text:p text:style-name="P84"># axis 0</text:p>
      <text:p text:style-name="P84">PORT A <text:s text:c="2"/>1 <text:s text:c="2"/>$10 J<text:tab/><text:tab/></text:p>
      <text:p text:style-name="P84"># axis 1</text:p>
      <text:p text:style-name="P84">PORT A <text:s text:c="2"/>2 <text:s text:c="2"/>$11 J</text:p>
      <text:p text:style-name="P84"># axis 2</text:p>
      <text:p text:style-name="P84">PORT A <text:s text:c="2"/>3 <text:s text:c="2"/>$12 J</text:p>
      <text:p text:style-name="P84"># axis 3</text:p>
      <text:p text:style-name="P84">PORT A <text:s text:c="2"/>4 <text:s text:c="2"/>$13 J<text:tab/><text:tab/></text:p>
      <text:p text:style-name="P84"/>
      <text:p text:style-name="P72">AVR Net IO</text:p>
      <text:p text:style-name="P72"/>
      <text:p text:style-name="P73">Im Vertrieb von Pollin Elektronik gibt es das AVR Net IO Modul. Es verfügt über 4 digitale Eingänge, 8 digitale Ausgänge sowie 4 analoge Eingänge. Der DeviceServer kommuniziert via Ethernet mit dem Device. Eine Beispielkonfig sieht wie folgt aus:</text:p>
      <text:p text:style-name="P82"># AVR-NET-IO Access parameters are Server Name or IP and Port Number</text:p>
      <text:p text:style-name="P82">DEVICE N 10.63.9.40:50290</text:p>
      <text:p text:style-name="P82">PORT I 1 11 N</text:p>
      <text:p text:style-name="P82">PORT O 1 11 N</text:p>
      <text:p text:style-name="P82">PORT A 1 11 N</text:p>
      <text:p text:style-name="P82">PORT A 2 12 N</text:p>
      <text:p text:style-name="P82">PORT A 3 13 N</text:p>
      <text:p text:style-name="P82">PORT A 4 14 N</text:p>
      <text:p text:style-name="P38"/>
      <text:h text:style-name="P160" text:outline-level="1">Raspberry Pi <text:s text:c="2"/><text:span text:style-name="T24"><text:s/></text:span><text:span text:style-name="T25">( ab Version V 0.6 )</text:span></text:h>
      <text:p text:style-name="P135">This should work on all generic ARM SBC</text:p>
      <text:p text:style-name="P123"># ARM generic</text:p>
      <text:p text:style-name="P123">#DEVICE A 5,6,7,8,9,12,13,14,16,21,24,26</text:p>
      <text:p text:style-name="P123"># in this is the List of the used GPIO Lines</text:p>
      <text:p text:style-name="P123">#PORT O 2 11 A</text:p>
      <text:p text:style-name="P123"># <text:s text:c="10"/>| <text:s text:c="3"/>| <text:s/>|</text:p>
      <text:p text:style-name="P123"># <text:s text:c="10"/>| <text:s text:c="3"/>| <text:s text:c="2"/>refers to the Address 11</text:p>
      <text:p text:style-name="P123"># <text:s text:c="10"/>| <text:s text:c="3"/>--------------------------</text:p>
      <text:p text:style-name="P123"># <text:s text:c="10"/>------------------ <text:s text:c="14"/>|</text:p>
      <text:p text:style-name="P123"># <text:s text:c="34"/>| <text:s text:c="13"/>|</text:p>
      <text:p text:style-name="P123"># configures the OutputSignals O9-O16 to the pins defined in Assign statement fo adress 11</text:p>
      <text:p text:style-name="P123"/>
      <text:p text:style-name="P123">#PORT I 1 12 A</text:p>
      <text:p text:style-name="P123"># configures the Input Signals 1-8 to Pin Assigments for Adress 12</text:p>
      <text:p text:style-name="P123"/>
      <text:p text:style-name="P123">#ASSIGN A 11 1 5</text:p>
      <text:p text:style-name="P123">#ASSIGN A 12 1 6</text:p>
      <text:p text:style-name="P123"># these assigments connect O9 with GPIO5 as Output and I9 with GPIO6 as Input</text:p>
      <text:p text:style-name="P123"/>
      <text:p text:style-name="P123"># define the first 8 GPIO Lines as Outputs on iogroup 1</text:p>
      <text:p text:style-name="P123">PORT O 1 12 A</text:p>
      <text:p text:style-name="P123">ASSIGN A 12 1 17</text:p>
      <text:p text:style-name="P123">ASSIGN A 12 2 18</text:p>
      <text:p text:style-name="P123">ASSIGN A 12 3 27</text:p>
      <text:p text:style-name="P123">ASSIGN A 12 4 22</text:p>
      <text:p text:style-name="P123">ASSIGN A 12 5 23</text:p>
      <text:p text:style-name="P123">ASSIGN A 12 6 24</text:p>
      <text:p text:style-name="P123">ASSIGN A 12 7 25</text:p>
      <text:p text:style-name="P123">ASSIGN A 12 8 4</text:p>
      <text:p text:style-name="P123">DEVICE A 4,17,18,22,23,24,25,27</text:p>
      <text:p text:style-name="P123"/>
      <text:p text:style-name="P124"/>
      <text:p text:style-name="P112">externe Programme</text:p>
      <text:p text:style-name="P124"/>
      <text:p text:style-name="P124">externe Programme können in der PhysMach konfiguriert werden. Sie werden im Zusammenhang mit dem DeviceServer auch Agenten genannt.</text:p>
      <text:p text:style-name="P124">Einige kleine Beispiele finden Sie im Verzeichnis /<text:span text:style-name="T56">DeviceServer/</text:span><text:span text:style-name="T57">Agents. Agenten liefern als Ergebnis immer eine Textzeile mit maximal 8 Werten zurück, getrennt durch ein Freizeichen.</text:span></text:p>
      <text:p text:style-name="P125"/>
      <text:p text:style-name="P125">Starten Sie zB den Agenten hostdata.sh mittels:</text:p>
      <text:p text:style-name="P125">$ Agents/hostdata.sh </text:p>
      <text:p text:style-name="P125">erhalten Sie das Ergebnis: </text:p>
      <text:p text:style-name="P125">015 26</text:p>
      <text:p text:style-name="P125"/>
      <text:p text:style-name="P125">die Bedeutung ist in diesem Fall folgende:</text:p>
      <text:p text:style-name="P125">der erste Wert ist die Load der Maschiene multipliziert mit 100,</text:p>
      <text:p text:style-name="P125">der zweite Wert die prozentuale Auslastung der Platte die unter / gemounted ist</text:p>
      <text:p text:style-name="P125">in obigem Besipiel hat der Rechner eine Load von 0,15 und auf / sind 26% der Kapazität genutzt.</text:p>
      <text:p text:style-name="P125"/>
      <text:p text:style-name="P125">Beispiel zur Konfiguration:</text:p>
      <text:p text:style-name="P125"/>
      <text:p text:style-name="P125">#external Program</text:p>
      <text:p text:style-name="P125">DEVICE E ./Agents/hostdata.sh:</text:p>
      <text:p text:style-name="P125">PORT A <text:s text:c="2"/>1 <text:s text:c="2"/>11 <text:s/>E</text:p>
      <text:p text:style-name="P125">PORT A <text:s text:c="2"/>2 <text:s text:c="2"/>12 <text:s/>E</text:p>
      <text:p text:style-name="P125"/>
      <text:p text:style-name="P126">die 11 in der ersten PORT Anweisung bedeutet 1. Stelle = 1 heisst die erste DEVICE Zeile mit externen Programmen, 2. Stelle =1 heisst der erste Wert. Dieser Wert wird dem ersten analogen Wert zugeordnet.</text:p>
      <text:p text:style-name="P126"/>
      <text:p text:style-name="P126">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6"/>
      <text:p text:style-name="P127">Weitere Informationen finden Sie im Abschnitt über Agenten weiter unten in dieser Dokumentation.</text:p>
      <text:p text:style-name="P127"/>
      <text:h text:style-name="P162" text:outline-level="1">Bridges: <text:span text:style-name="T49">( V 0.6 )</text:span></text:h>
      <text:h text:style-name="P146" text:outline-level="1">Als Bridges werden im Zusammenhang mit OpenMSR Programme bezeichnet, die Daten, Sensoren oder Aktoren in die Welt der OpenMSR Tools bringen. Diese Programme laufen unabhängig vom DeviceServer <text:span text:style-name="T58">als eigene Prozesse und liefern Ihre Werte via DeviceServer API ab.</text:span></text:h>
      <text:h text:style-name="P146" text:outline-level="1">Beispiele für Bridges finden Sie im Verzeichnis tools/<text:span text:style-name="T47">Bridges</text:span>.</text:h>
      <text:h text:style-name="P148" text:outline-level="1">PingHost Bridge:</text:h>
      <text:h text:style-name="P147" text:outline-level="1">Ist eine Bridge, die eine beliegige Anzahl an IP Adressen via ping auf Erreichbarkeit testet. Kann ein Host via Ping erreicht werden, setzt die Bridge ein konfigurierten digitalen <text:span text:style-name="T60">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0">Bitte bedenken Sie dabei, dass PingHosts eine Systemabhängige Latenz aufweisst, die das Signal verzögern kann. Das heisst, vom Ausfall eines Hosts bis zur Erkennung im DeviceServer kann einige Zeit vergehen.</text:span></text:h>
      <text:h text:style-name="P147" text:outline-level="1">Die Konfiguration erfolgt via ini Datei mit folgendem Aufbau:</text:h>
      <text:h text:style-name="P147" text:outline-level="1">#<text:span text:style-name="T59">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59">http://localhost:10080/digital/SetOutputBit.html</text:span></text:a><text:span text:style-name="T59"><text:line-break/>IOgroup: 6<text:line-break/><text:line-break/>[Host1]<text:line-break/>Host: 10.63.9.49<text:line-break/>Pin: 6<text:line-break/><text:line-break/>[Host2]<text:line-break/>Host: 10.63.9.164<text:line-break/>Pin: 2</text:span></text:h>
      <text:h text:style-name="P149" text:outline-level="1">Obige Konfiguration definiert 2 Hosts, via Ausgang 49 und 53 wird signalisiert, ob die Hosts erreichbar ( 1 ) sind, oder nicht (0)</text:h>
      <text:h text:style-name="P149" text:outline-level="1"/>
      <text:h text:style-name="P150" text:outline-level="1">ToDo: document the different bridges</text:h>
      <text:h text:style-name="P153" text:outline-level="1"/>
      <text:h text:style-name="P155" text:outline-level="1">Agenten: <text:s/><text:span text:style-name="T49">( V 0.6 )</text:span></text:h>
      <text:h text:style-name="P157" text:outline-level="1">Als Agenten werden <text:span text:style-name="T46">P</text:span>rogramme bezeichn<text:span text:style-name="T46">et</text:span>, die vom DeviceServer zyklisch aufgerufen werden und Sensor<text:span text:style-name="T46">w</text:span>erte dem DeviceServer zur Verfügung stellen.</text:h>
      <text:h text:style-name="P157" text:outline-level="1">Beispiele für Agenten sind digiin.sh, digitemp.sh <text:span text:style-name="T45">und hostdata.sh im DeviceServer/Agents Verzeichnis</text:span></text:h>
      <text:h text:style-name="P151" text:outline-level="1">ToDo: document the different <text:span text:style-name="T45">agents</text:span></text:h>
      <text:h text:style-name="P154" text:outline-level="1"/>
      <text:h text:style-name="P156" text:outline-level="1">Systemtools:<text:span text:style-name="T32"> </text:span><text:span text:style-name="T33">( V 0.6 )</text:span></text:h>
      <text:h text:style-name="P158" text:outline-level="1">Im Verzeichnis tools finden sie Linux Scripte zum automatischen Start der OpenMSR Tools sowie<text:line-break/>zum rotieren der Logfiles. Diese können Sie an Ihre Bedürfnisse anpassen.</text:h>
      <text:h text:style-name="P152" text:outline-level="1">ToDo: document the <text:span text:style-name="T53">usage </text:span></text:h>
      <text:h text:style-name="P159" text:outline-level="1"/>
      <text:h text:style-name="P161" text:outline-level="1"><text:bookmark-start text:name="__RefHeading__1652_636098784"/>Die PhysMach Unit<text:bookmark-end text:name="__RefHeading__1652_636098784"/></text:h>
      <text:p text:style-name="P7"/>
      <text:p text:style-name="P31">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1"/>
      <text:p text:style-name="P31">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1">Der Programmierer greift auf die Hardware über Variablen zu, die er mit Verwendung der PhysMach automatisch definiert. Diese Variablen repräsentieren die oben genannten Hardware Resourcen.</text:p>
      <text:p text:style-name="P31">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1"/>
      <text:p text:style-name="P3">Die Programmlogik sieht prinzipiell wie folgt aus:</text:p>
      <text:p text:style-name="P31"/>
      <text:p text:style-name="P31">Beispielprogramm ( Pseudosprache ) :</text:p>
      <text:p text:style-name="P31"><draw:frame draw:style-name="fr7" draw:name="Rahmen3" text:anchor-type="paragraph" svg:x="0.161cm" svg:y="0.229cm" svg:width="9.901cm" draw:z-index="16"><draw:text-box fo:min-height="6.793cm"><text:p text:style-name="P78">programm somethingusefull;</text:p><text:p text:style-name="P78">load PhysMach;</text:p><text:p text:style-name="P78"/><text:p text:style-name="P78"/><text:p text:style-name="P78">begin</text:p><text:p text:style-name="P78"/><text:p text:style-name="P78">PhysMachInit;</text:p><text:p text:style-name="P78">PhysMachLoadCfg;</text:p><text:p text:style-name="P78"/><text:p text:style-name="P78">while true do</text:p><text:p text:style-name="P78"><text:s text:c="6"/>PhysMachReadDigital;</text:p><text:p text:style-name="P78"><text:s text:c="6"/>PhysMachReadAnalog;</text:p><text:p text:style-name="P78"><text:s text:c="6"/>PhysMachCounter;</text:p><text:p text:style-name="P78"><text:s text:c="6"/>PhysMachTimer;</text:p><text:p text:style-name="P78"/><text:p text:style-name="P78"><text:s text:c="6"/>with all this Variables do something useful</text:p><text:p text:style-name="P78"><text:s text:c="6"/>until all values are processed,</text:p><text:p text:style-name="P78"><text:s text:c="6"/></text:p><text:p text:style-name="P78"><text:s text:c="6"/>PhysMachWriteDigital;</text:p><text:p text:style-name="P78">endwhile</text:p><text:p text:style-name="P78"/><text:p text:style-name="P7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6"/>
      <text:p text:style-name="P31"/>
      <text:p text:style-name="P31"/>
      <text:p text:style-name="P31"/>
      <text:p text:style-name="P31"/>
      <text:p text:style-name="P31"/>
      <text:p text:style-name="P31"/>
      <text:p text:style-name="P7"/>
      <text:p text:style-name="P7"/>
      <text:p text:style-name="P7"/>
      <text:p text:style-name="P31"/>
      <text:p text:style-name="P31">Neben dem Zugriff über die PhysMach gibt es noch die Möglichkeit auf die Hardware</text:p>
      <text:p text:style-name="P31">über den DeviceServer zuzugreifen. Dazu kann mit jedem Browser die Hardware gelesen</text:p>
      <text:p text:style-name="P31">und geschrieben werden. </text:p>
      <text:p text:style-name="P7"/>
      <text:p text:style-name="P106"/>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1">über die DeviceServer API arbeiten.</text:p>
      <text:p text:style-name="P7"/>
      <text:p text:style-name="P7"><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1"/>
      <text:p text:style-name="P31"/>
      <text:p text:style-name="P31">Die folgenden Adressen werden vom Deviceserver in der API Version 0.1 zu Verfügung gestellt:</text:p>
      <text:list xml:id="list2319067447" text:style-name="L2">
        <text:list-item>
          <text:p text:style-name="P138">/analog/read.html</text:p>
        </text:list-item>
        <text:list-item>
          <text:p text:style-name="P138">/analog/write.html</text:p>
        </text:list-item>
        <text:list-item>
          <text:p text:style-name="P138">/digital/ReadInputValues.html</text:p>
        </text:list-item>
        <text:list-item>
          <text:p text:style-name="P138">/digital/ReadOutputValues.html</text:p>
        </text:list-item>
        <text:list-item>
          <text:p text:style-name="P138">/digital/WriteOutputValues.html</text:p>
        </text:list-item>
        <text:list-item>
          <text:p text:style-name="P138">/digital/WriteInputValues.html</text:p>
        </text:list-item>
        <text:list-item>
          <text:p text:style-name="P137">/digital/<text:span text:style-name="T40">Set</text:span>Input<text:span text:style-name="T40">Bit</text:span>.html <text:s/><text:span text:style-name="T43">( ab Version V 0.6 )</text:span></text:p>
        </text:list-item>
        <text:list-item>
          <text:p text:style-name="P137">/digital/<text:span text:style-name="T40">SetOut</text:span>put<text:span text:style-name="T40">Bit</text:span>.html <text:span text:style-name="T43">( ab Version V 0.6 )</text:span></text:p>
        </text:list-item>
      </text:list>
      <text:p text:style-name="P31"/>
      <text:p text:style-name="P2">Syntax und Parameter der Adressen:</text:p>
      <text:p text:style-name="P15"/>
      <text:p text:style-name="P12">/digital/ReadInputValues.html</text:p>
      <text:p text:style-name="P12"/>
      <text:p text:style-name="P31"><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1"><text:span text:style-name="T4">Ergebnis: </text:span>&lt;html&gt;&lt;body&gt; 1 0 0 1 1 1 1 0 &lt;/body&gt;&lt;/html&gt;</text:p>
      <text:p text:style-name="P31"><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1"><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1"><text:span text:style-name="T4">Ergebnis: </text:span>&lt;html&gt;&lt;body&gt; 1 0 0 1 1 1 1 0 &lt;/body&gt;&lt;/html&gt;</text:p>
      <text:p text:style-name="P31"><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1"/>
      <text:p text:style-name="P104"/>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1"><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0">Set</text:span>Input<text:span text:style-name="T40">Bit</text:span>.html <text:s/><text:span text:style-name="T43">( ab Version V 0.6 )</text:span></text:p>
      <text:p text:style-name="P13"/>
      <text:p text:style-name="P32"><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2"><text:span text:style-name="T4">Ergebnis: </text:span>&lt;html&gt;&lt;body&gt; <text:s/>&lt;/body&gt;&lt;/html&gt;</text:p>
      <text:p text:style-name="P32"><text:span text:style-name="T4">Erläuterung:</text:span> <text:span text:style-name="T41">Setzt das Bit 1 der IoGroup2 = Eingang 9 auf 1</text:span></text:p>
      <text:p text:style-name="P13"/>
      <text:p text:style-name="P14">/digital/<text:span text:style-name="T40">SetOut</text:span>put<text:span text:style-name="T40">Bit</text:span>.html <text:span text:style-name="T43">( ab Version V 0.6 )</text:span></text:p>
      <text:p text:style-name="P13"/>
      <text:p text:style-name="P33"><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2"><text:span text:style-name="T4">Ergebnis: </text:span>&lt;html&gt;&lt;body&gt; &lt;/body&gt;&lt;/html&gt;</text:p>
      <text:p text:style-name="P32"><text:span text:style-name="T4">Erläuterung:</text:span> <text:span text:style-name="T41">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54">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4</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09T17:46:46.452652758</dc:date>
    <dc:language>de-DE</dc:language>
    <meta:editing-cycles>51</meta:editing-cycles>
    <meta:editing-duration>P8DT5H46M54S</meta:editing-duration>
    <dc:title>OpenLabTools User Guide</dc:title>
    <dc:subject>(c) by Hartmut Eilers</dc:subject>
    <meta:document-statistic meta:table-count="3" meta:image-count="13" meta:object-count="0" meta:page-count="35" meta:paragraph-count="926" meta:word-count="9702" meta:character-count="66803" meta:non-whitespace-character-count="54432"/>
    <meta:user-defined meta:name="Info 1"/>
    <meta:user-defined meta:name="Info 2"/>
    <meta:user-defined meta:name="Info 3"/>
    <meta:user-defined meta:name="Info 4"/>
  </office:meta>
</office:document-meta>
</file>